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1" table:default-cell-style-name="Default"/>
        <table:table-row table:style-name="ro1">
          <table:table-cell office:value-type="float" office:value="432">
            <text:p>432</text:p>
          </table:table-cell>
          <table:table-cell office:value-type="float" office:value="4639">
            <text:p>4639</text:p>
          </table:table-cell>
          <table:table-cell table:style-name="ce1"/>
          <table:table-cell table:style-name="ce1" office:value-type="float" office:value="4166">
            <text:p>4166</text:p>
          </table:table-cell>
          <table:table-cell table:style-name="ce1" office:value-type="float" office:value="450">
            <text:p>450</text:p>
          </table:table-cell>
          <table:table-cell table:style-name="ce1" table:number-columns-repeated="16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600">
            <text:p>3600</text:p>
          </table:table-cell>
          <table:table-cell table:style-name="ce1">
            <draw:frame table:end-cell-address="Tabelle1.L22" table:end-x="1.042cm" table:end-y="0.431cm" draw:z-index="0" draw:style-name="gr1" draw:text-style-name="P1" svg:width="20.219cm" svg:height="9.172cm" svg:x="1.146cm" svg:y="0.292cm">
              <draw:object draw:notify-on-update-of-ranges="Tabelle1.A1:Tabelle1.A4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office:value-type="float" office:value="3319">
            <text:p>3319</text:p>
          </table:table-cell>
          <table:table-cell table:style-name="ce1" office:value-type="float" office:value="547">
            <text:p>547</text:p>
          </table:table-cell>
          <table:table-cell table:style-name="ce1" table:number-columns-repeated="6"/>
          <table:table-cell table:style-name="ce1">
            <draw:frame table:end-cell-address="Tabelle1.U22" table:end-x="1.021cm" table:end-y="0.452cm" draw:z-index="1" draw:style-name="gr1" draw:text-style-name="P1" svg:width="20.236cm" svg:height="9.184cm" svg:x="1.108cm" svg:y="0.301cm">
              <draw:object draw:notify-on-update-of-ranges="Tabelle1.B1:Tabelle1.B4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9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686">
            <text:p>3686</text:p>
          </table:table-cell>
          <table:table-cell table:style-name="ce1"/>
          <table:table-cell table:style-name="ce1" office:value-type="float" office:value="3861">
            <text:p>3861</text:p>
          </table:table-cell>
          <table:table-cell table:style-name="ce1" office:value-type="float" office:value="516">
            <text:p>516</text:p>
          </table:table-cell>
          <table:table-cell table:style-name="ce1" table:number-columns-repeated="16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189">
            <text:p>3189</text:p>
          </table:table-cell>
          <table:table-cell table:style-name="ce1"/>
          <table:table-cell table:style-name="ce1" office:value-type="float" office:value="3172">
            <text:p>3172</text:p>
          </table:table-cell>
          <table:table-cell table:style-name="ce1" office:value-type="float" office:value="495">
            <text:p>495</text:p>
          </table:table-cell>
          <table:table-cell table:style-name="ce1" table:number-columns-repeated="16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659">
            <text:p>3659</text:p>
          </table:table-cell>
          <table:table-cell table:style-name="ce1"/>
          <table:table-cell table:style-name="ce1" office:value-type="float" office:value="3170">
            <text:p>3170</text:p>
          </table:table-cell>
          <table:table-cell table:style-name="ce1" office:value-type="float" office:value="507">
            <text:p>507</text:p>
          </table:table-cell>
          <table:table-cell table:style-name="ce1" table:number-columns-repeated="16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754">
            <text:p>3754</text:p>
          </table:table-cell>
          <table:table-cell table:style-name="ce1"/>
          <table:table-cell table:style-name="ce1" office:value-type="float" office:value="3557">
            <text:p>3557</text:p>
          </table:table-cell>
          <table:table-cell table:style-name="ce1" office:value-type="float" office:value="490">
            <text:p>490</text:p>
          </table:table-cell>
          <table:table-cell table:style-name="ce1" table:number-columns-repeated="1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183">
            <text:p>3183</text:p>
          </table:table-cell>
          <table:table-cell table:style-name="ce1"/>
          <table:table-cell table:style-name="ce1" office:value-type="float" office:value="3436">
            <text:p>3436</text:p>
          </table:table-cell>
          <table:table-cell table:style-name="ce1" office:value-type="float" office:value="434">
            <text:p>434</text:p>
          </table:table-cell>
          <table:table-cell table:style-name="ce1" table:number-columns-repeated="16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3548">
            <text:p>3548</text:p>
          </table:table-cell>
          <table:table-cell table:style-name="ce1"/>
          <table:table-cell table:style-name="ce1" office:value-type="float" office:value="3457">
            <text:p>3457</text:p>
          </table:table-cell>
          <table:table-cell table:style-name="ce1" office:value-type="float" office:value="542">
            <text:p>542</text:p>
          </table:table-cell>
          <table:table-cell table:style-name="ce1" table:number-columns-repeated="16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571">
            <text:p>3571</text:p>
          </table:table-cell>
          <table:table-cell table:style-name="ce1"/>
          <table:table-cell table:style-name="ce1" office:value-type="float" office:value="3338">
            <text:p>3338</text:p>
          </table:table-cell>
          <table:table-cell table:style-name="ce1" office:value-type="float" office:value="475">
            <text:p>475</text:p>
          </table:table-cell>
          <table:table-cell table:style-name="ce1" table:number-columns-repeated="16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3740">
            <text:p>3740</text:p>
          </table:table-cell>
          <table:table-cell table:style-name="ce1"/>
          <table:table-cell table:style-name="ce1" office:value-type="float" office:value="3563">
            <text:p>3563</text:p>
          </table:table-cell>
          <table:table-cell table:style-name="ce1" office:value-type="float" office:value="515">
            <text:p>515</text:p>
          </table:table-cell>
          <table:table-cell table:style-name="ce1" table:number-columns-repeated="16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081">
            <text:p>3081</text:p>
          </table:table-cell>
          <table:table-cell table:style-name="ce1"/>
          <table:table-cell table:style-name="ce1" office:value-type="float" office:value="3467">
            <text:p>3467</text:p>
          </table:table-cell>
          <table:table-cell table:style-name="ce1" office:value-type="float" office:value="506">
            <text:p>506</text:p>
          </table:table-cell>
          <table:table-cell table:style-name="ce1" table:number-columns-repeated="16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570">
            <text:p>3570</text:p>
          </table:table-cell>
          <table:table-cell table:style-name="ce1"/>
          <table:table-cell table:style-name="ce1" office:value-type="float" office:value="3458">
            <text:p>3458</text:p>
          </table:table-cell>
          <table:table-cell table:style-name="ce1" office:value-type="float" office:value="459">
            <text:p>459</text:p>
          </table:table-cell>
          <table:table-cell table:style-name="ce1" table:number-columns-repeated="16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841">
            <text:p>3841</text:p>
          </table:table-cell>
          <table:table-cell table:style-name="ce1"/>
          <table:table-cell table:style-name="ce1" office:value-type="float" office:value="3785">
            <text:p>3785</text:p>
          </table:table-cell>
          <table:table-cell table:style-name="ce1" office:value-type="float" office:value="558">
            <text:p>558</text:p>
          </table:table-cell>
          <table:table-cell table:style-name="ce1" table:number-columns-repeated="16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828">
            <text:p>3828</text:p>
          </table:table-cell>
          <table:table-cell table:style-name="ce1"/>
          <table:table-cell table:style-name="ce1" office:value-type="float" office:value="3284">
            <text:p>3284</text:p>
          </table:table-cell>
          <table:table-cell table:style-name="ce1" office:value-type="float" office:value="577">
            <text:p>577</text:p>
          </table:table-cell>
          <table:table-cell table:style-name="ce1" table:number-columns-repeated="16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783">
            <text:p>3783</text:p>
          </table:table-cell>
          <table:table-cell table:style-name="ce1"/>
          <table:table-cell table:style-name="ce1" office:value-type="float" office:value="3172">
            <text:p>3172</text:p>
          </table:table-cell>
          <table:table-cell table:style-name="ce1" office:value-type="float" office:value="507">
            <text:p>507</text:p>
          </table:table-cell>
          <table:table-cell table:style-name="ce1" table:number-columns-repeated="1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626">
            <text:p>3626</text:p>
          </table:table-cell>
          <table:table-cell table:style-name="ce1"/>
          <table:table-cell table:style-name="ce1" office:value-type="float" office:value="3510">
            <text:p>3510</text:p>
          </table:table-cell>
          <table:table-cell table:style-name="ce1" office:value-type="float" office:value="481">
            <text:p>481</text:p>
          </table:table-cell>
          <table:table-cell table:style-name="ce1" table:number-columns-repeated="16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610">
            <text:p>3610</text:p>
          </table:table-cell>
          <table:table-cell table:style-name="ce1"/>
          <table:table-cell table:style-name="ce1" office:value-type="float" office:value="3571">
            <text:p>3571</text:p>
          </table:table-cell>
          <table:table-cell table:style-name="ce1" office:value-type="float" office:value="556">
            <text:p>556</text:p>
          </table:table-cell>
          <table:table-cell table:style-name="ce1" table:number-columns-repeated="16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541">
            <text:p>3541</text:p>
          </table:table-cell>
          <table:table-cell table:style-name="ce1"/>
          <table:table-cell table:style-name="ce1" office:value-type="float" office:value="3404">
            <text:p>3404</text:p>
          </table:table-cell>
          <table:table-cell table:style-name="ce1" office:value-type="float" office:value="443">
            <text:p>443</text:p>
          </table:table-cell>
          <table:table-cell table:style-name="ce1" table:number-columns-repeated="16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693">
            <text:p>3693</text:p>
          </table:table-cell>
          <table:table-cell table:style-name="ce1"/>
          <table:table-cell table:style-name="ce1" office:value-type="float" office:value="3451">
            <text:p>3451</text:p>
          </table:table-cell>
          <table:table-cell table:style-name="ce1" office:value-type="float" office:value="500">
            <text:p>500</text:p>
          </table:table-cell>
          <table:table-cell table:style-name="ce1" table:number-columns-repeated="16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3736">
            <text:p>3736</text:p>
          </table:table-cell>
          <table:table-cell table:style-name="ce1"/>
          <table:table-cell table:style-name="ce1" office:value-type="float" office:value="3410">
            <text:p>3410</text:p>
          </table:table-cell>
          <table:table-cell table:style-name="ce1" office:value-type="float" office:value="523">
            <text:p>523</text:p>
          </table:table-cell>
          <table:table-cell table:style-name="ce1" table:number-columns-repeated="16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050">
            <text:p>3050</text:p>
          </table:table-cell>
          <table:table-cell table:style-name="ce1"/>
          <table:table-cell table:style-name="ce1" office:value-type="float" office:value="3601">
            <text:p>3601</text:p>
          </table:table-cell>
          <table:table-cell table:style-name="ce1" office:value-type="float" office:value="450">
            <text:p>450</text:p>
          </table:table-cell>
          <table:table-cell table:style-name="ce1" table:number-columns-repeated="16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734">
            <text:p>3734</text:p>
          </table:table-cell>
          <table:table-cell table:style-name="ce1"/>
          <table:table-cell table:style-name="ce1" office:value-type="float" office:value="3408">
            <text:p>3408</text:p>
          </table:table-cell>
          <table:table-cell table:style-name="ce1" office:value-type="float" office:value="505">
            <text:p>505</text:p>
          </table:table-cell>
          <table:table-cell table:style-name="ce1" table:number-columns-repeated="16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575">
            <text:p>3575</text:p>
          </table:table-cell>
          <table:table-cell table:style-name="ce1">
            <draw:frame table:end-cell-address="Tabelle1.L43" table:end-x="1.052cm" table:end-y="0.181cm" draw:z-index="2" draw:style-name="gr1" draw:text-style-name="P1" svg:width="20.182cm" svg:height="9.003cm" svg:x="1.193cm" svg:y="0.211cm">
              <draw:object draw:notify-on-update-of-ranges="Tabelle1.E1:Tabelle1.E43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" office:value-type="float" office:value="3858">
            <text:p>3858</text:p>
          </table:table-cell>
          <table:table-cell table:style-name="ce1" office:value-type="float" office:value="514">
            <text:p>514</text:p>
          </table:table-cell>
          <table:table-cell table:style-name="ce1" table:number-columns-repeated="6"/>
          <table:table-cell table:style-name="ce1">
            <draw:frame table:end-cell-address="Tabelle1.U43" table:end-x="0.992cm" table:end-y="0.18cm" draw:z-index="3" draw:style-name="gr1" draw:text-style-name="P1" svg:width="20.162cm" svg:height="8.987cm" svg:x="1.153cm" svg:y="0.226cm">
              <draw:object draw:notify-on-update-of-ranges="Tabelle1.D1:Tabelle1.D43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" table:number-columns-repeated="9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727">
            <text:p>3727</text:p>
          </table:table-cell>
          <table:table-cell table:style-name="ce1"/>
          <table:table-cell table:style-name="ce1" office:value-type="float" office:value="3377">
            <text:p>3377</text:p>
          </table:table-cell>
          <table:table-cell table:style-name="ce1" office:value-type="float" office:value="528">
            <text:p>528</text:p>
          </table:table-cell>
          <table:table-cell table:style-name="ce1" table:number-columns-repeated="1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603">
            <text:p>3603</text:p>
          </table:table-cell>
          <table:table-cell table:style-name="ce1"/>
          <table:table-cell table:style-name="ce1" office:value-type="float" office:value="3355">
            <text:p>3355</text:p>
          </table:table-cell>
          <table:table-cell table:style-name="ce1" office:value-type="float" office:value="506">
            <text:p>506</text:p>
          </table:table-cell>
          <table:table-cell table:style-name="ce1" table:number-columns-repeated="16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900">
            <text:p>3900</text:p>
          </table:table-cell>
          <table:table-cell table:style-name="ce1"/>
          <table:table-cell table:style-name="ce1" office:value-type="float" office:value="3454">
            <text:p>3454</text:p>
          </table:table-cell>
          <table:table-cell table:style-name="ce1" office:value-type="float" office:value="529">
            <text:p>529</text:p>
          </table:table-cell>
          <table:table-cell table:style-name="ce1" table:number-columns-repeated="16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3815">
            <text:p>3815</text:p>
          </table:table-cell>
          <table:table-cell table:style-name="ce1"/>
          <table:table-cell table:style-name="ce1" office:value-type="float" office:value="3541">
            <text:p>3541</text:p>
          </table:table-cell>
          <table:table-cell table:style-name="ce1" office:value-type="float" office:value="574">
            <text:p>574</text:p>
          </table:table-cell>
          <table:table-cell table:style-name="ce1" table:number-columns-repeated="16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4004">
            <text:p>4004</text:p>
          </table:table-cell>
          <table:table-cell table:style-name="ce1"/>
          <table:table-cell table:style-name="ce1" office:value-type="float" office:value="2768">
            <text:p>2768</text:p>
          </table:table-cell>
          <table:table-cell table:style-name="ce1" office:value-type="float" office:value="482">
            <text:p>482</text:p>
          </table:table-cell>
          <table:table-cell table:style-name="ce1" table:number-columns-repeated="16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3879">
            <text:p>3879</text:p>
          </table:table-cell>
          <table:table-cell table:style-name="ce1"/>
          <table:table-cell table:style-name="ce1" office:value-type="float" office:value="3635">
            <text:p>3635</text:p>
          </table:table-cell>
          <table:table-cell table:style-name="ce1" office:value-type="float" office:value="522">
            <text:p>522</text:p>
          </table:table-cell>
          <table:table-cell table:style-name="ce1" table:number-columns-repeated="16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082">
            <text:p>3082</text:p>
          </table:table-cell>
          <table:table-cell table:style-name="ce1"/>
          <table:table-cell table:style-name="ce1" office:value-type="float" office:value="3225">
            <text:p>3225</text:p>
          </table:table-cell>
          <table:table-cell table:style-name="ce1" office:value-type="float" office:value="429">
            <text:p>429</text:p>
          </table:table-cell>
          <table:table-cell table:style-name="ce1" table:number-columns-repeated="16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3852">
            <text:p>3852</text:p>
          </table:table-cell>
          <table:table-cell table:style-name="ce1"/>
          <table:table-cell table:style-name="ce1" office:value-type="float" office:value="3784">
            <text:p>3784</text:p>
          </table:table-cell>
          <table:table-cell table:style-name="ce1" office:value-type="float" office:value="563">
            <text:p>563</text:p>
          </table:table-cell>
          <table:table-cell table:style-name="ce1" table:number-columns-repeated="16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640">
            <text:p>3640</text:p>
          </table:table-cell>
          <table:table-cell table:style-name="ce1"/>
          <table:table-cell table:style-name="ce1" office:value-type="float" office:value="3080">
            <text:p>3080</text:p>
          </table:table-cell>
          <table:table-cell table:style-name="ce1" office:value-type="float" office:value="514">
            <text:p>514</text:p>
          </table:table-cell>
          <table:table-cell table:style-name="ce1" table:number-columns-repeated="16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184">
            <text:p>3184</text:p>
          </table:table-cell>
          <table:table-cell table:style-name="ce1"/>
          <table:table-cell table:style-name="ce1" office:value-type="float" office:value="3667">
            <text:p>3667</text:p>
          </table:table-cell>
          <table:table-cell table:style-name="ce1" office:value-type="float" office:value="524">
            <text:p>524</text:p>
          </table:table-cell>
          <table:table-cell table:style-name="ce1" table:number-columns-repeated="16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739">
            <text:p>3739</text:p>
          </table:table-cell>
          <table:table-cell table:style-name="ce1"/>
          <table:table-cell table:style-name="ce1" office:value-type="float" office:value="3054">
            <text:p>3054</text:p>
          </table:table-cell>
          <table:table-cell table:style-name="ce1" office:value-type="float" office:value="533">
            <text:p>533</text:p>
          </table:table-cell>
          <table:table-cell table:style-name="ce1" table:number-columns-repeated="16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3825">
            <text:p>3825</text:p>
          </table:table-cell>
          <table:table-cell table:style-name="ce1"/>
          <table:table-cell table:style-name="ce1" office:value-type="float" office:value="3294">
            <text:p>3294</text:p>
          </table:table-cell>
          <table:table-cell table:style-name="ce1" office:value-type="float" office:value="495">
            <text:p>495</text:p>
          </table:table-cell>
          <table:table-cell table:style-name="ce1" table:number-columns-repeated="16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024">
            <text:p>3024</text:p>
          </table:table-cell>
          <table:table-cell table:style-name="ce1"/>
          <table:table-cell table:style-name="ce1" office:value-type="float" office:value="2992">
            <text:p>2992</text:p>
          </table:table-cell>
          <table:table-cell table:style-name="ce1" office:value-type="float" office:value="452">
            <text:p>452</text:p>
          </table:table-cell>
          <table:table-cell table:style-name="ce1" table:number-columns-repeated="16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694">
            <text:p>3694</text:p>
          </table:table-cell>
          <table:table-cell table:style-name="ce1"/>
          <table:table-cell table:style-name="ce1" office:value-type="float" office:value="3762">
            <text:p>3762</text:p>
          </table:table-cell>
          <table:table-cell table:style-name="ce1" office:value-type="float" office:value="472">
            <text:p>472</text:p>
          </table:table-cell>
          <table:table-cell table:style-name="ce1" table:number-columns-repeated="16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993">
            <text:p>3993</text:p>
          </table:table-cell>
          <table:table-cell table:style-name="ce1"/>
          <table:table-cell table:style-name="ce1" office:value-type="float" office:value="3648">
            <text:p>3648</text:p>
          </table:table-cell>
          <table:table-cell table:style-name="ce1" office:value-type="float" office:value="425">
            <text:p>425</text:p>
          </table:table-cell>
          <table:table-cell table:style-name="ce1" table:number-columns-repeated="16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3074">
            <text:p>3074</text:p>
          </table:table-cell>
          <table:table-cell table:style-name="ce1"/>
          <table:table-cell table:style-name="ce1" office:value-type="float" office:value="3645">
            <text:p>3645</text:p>
          </table:table-cell>
          <table:table-cell table:style-name="ce1" office:value-type="float" office:value="507">
            <text:p>507</text:p>
          </table:table-cell>
          <table:table-cell table:style-name="ce1" table:number-columns-repeated="16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4343">
            <text:p>4343</text:p>
          </table:table-cell>
          <table:table-cell table:style-name="ce1"/>
          <table:table-cell table:style-name="ce1" office:value-type="float" office:value="2980">
            <text:p>2980</text:p>
          </table:table-cell>
          <table:table-cell table:style-name="ce1" office:value-type="float" office:value="569">
            <text:p>569</text:p>
          </table:table-cell>
          <table:table-cell table:style-name="ce1" table:number-columns-repeated="16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355">
            <text:p>4355</text:p>
          </table:table-cell>
          <table:table-cell table:style-name="ce1"/>
          <table:table-cell table:style-name="ce1" office:value-type="float" office:value="2730">
            <text:p>2730</text:p>
          </table:table-cell>
          <table:table-cell table:style-name="ce1" office:value-type="float" office:value="468">
            <text:p>468</text:p>
          </table:table-cell>
          <table:table-cell table:style-name="ce1" table:number-columns-repeated="16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466">
            <text:p>3466</text:p>
          </table:table-cell>
          <table:table-cell table:style-name="ce1"/>
          <table:table-cell table:style-name="ce1" office:value-type="float" office:value="3682">
            <text:p>3682</text:p>
          </table:table-cell>
          <table:table-cell table:style-name="ce1" office:value-type="float" office:value="565">
            <text:p>565</text:p>
          </table:table-cell>
          <table:table-cell table:style-name="ce1" table:number-columns-repeated="16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710">
            <text:p>3710</text:p>
          </table:table-cell>
          <table:table-cell table:style-name="ce1"/>
          <table:table-cell table:style-name="ce1" office:value-type="float" office:value="2809">
            <text:p>2809</text:p>
          </table:table-cell>
          <table:table-cell table:style-name="ce1" office:value-type="float" office:value="431">
            <text:p>431</text:p>
          </table:table-cell>
          <table:table-cell table:style-name="ce1" table:number-columns-repeated="16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735">
            <text:p>3735</text:p>
          </table:table-cell>
          <table:table-cell table:style-name="ce1"/>
          <table:table-cell table:style-name="ce1" office:value-type="float" office:value="3620">
            <text:p>3620</text:p>
          </table:table-cell>
          <table:table-cell table:style-name="ce1" office:value-type="float" office:value="448">
            <text:p>448</text:p>
          </table:table-cell>
          <table:table-cell table:style-name="ce1" table:number-columns-repeated="16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3587">
            <text:p>3587</text:p>
          </table:table-cell>
          <table:table-cell table:style-name="ce1"/>
          <table:table-cell table:style-name="ce1" office:value-type="float" office:value="3533">
            <text:p>3533</text:p>
          </table:table-cell>
          <table:table-cell table:style-name="ce1" office:value-type="float" office:value="546">
            <text:p>546</text:p>
          </table:table-cell>
          <table:table-cell table:style-name="ce1" table:number-columns-repeated="16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197">
            <text:p>3197</text:p>
          </table:table-cell>
          <table:table-cell table:style-name="ce1"/>
          <table:table-cell table:style-name="ce1" office:value-type="float" office:value="3259">
            <text:p>3259</text:p>
          </table:table-cell>
          <table:table-cell table:style-name="ce1" office:value-type="float" office:value="472">
            <text:p>472</text:p>
          </table:table-cell>
          <table:table-cell table:style-name="ce1" table:number-columns-repeated="16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580">
            <text:p>3580</text:p>
          </table:table-cell>
          <table:table-cell/>
          <table:table-cell office:value-type="float" office:value="3104">
            <text:p>3104</text:p>
          </table:table-cell>
          <table:table-cell office:value-type="float" office:value="443">
            <text:p>443</text:p>
          </table:table-cell>
          <table:table-cell table:number-columns-repeated="16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559">
            <text:p>3559</text:p>
          </table:table-cell>
          <table:table-cell/>
          <table:table-cell office:value-type="float" office:value="3191">
            <text:p>3191</text:p>
          </table:table-cell>
          <table:table-cell office:value-type="float" office:value="440">
            <text:p>440</text:p>
          </table:table-cell>
          <table:table-cell table:number-columns-repeated="16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551">
            <text:p>3551</text:p>
          </table:table-cell>
          <table:table-cell/>
          <table:table-cell office:value-type="float" office:value="3615">
            <text:p>3615</text:p>
          </table:table-cell>
          <table:table-cell office:value-type="float" office:value="480">
            <text:p>480</text:p>
          </table:table-cell>
          <table:table-cell table:number-columns-repeated="16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749">
            <text:p>3749</text:p>
          </table:table-cell>
          <table:table-cell/>
          <table:table-cell office:value-type="float" office:value="3590">
            <text:p>3590</text:p>
          </table:table-cell>
          <table:table-cell office:value-type="float" office:value="512">
            <text:p>512</text:p>
          </table:table-cell>
          <table:table-cell table:number-columns-repeated="16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3854">
            <text:p>3854</text:p>
          </table:table-cell>
          <table:table-cell/>
          <table:table-cell office:value-type="float" office:value="3398">
            <text:p>3398</text:p>
          </table:table-cell>
          <table:table-cell office:value-type="float" office:value="481">
            <text:p>481</text:p>
          </table:table-cell>
          <table:table-cell table:number-columns-repeated="16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4532">
            <text:p>4532</text:p>
          </table:table-cell>
          <table:table-cell/>
          <table:table-cell office:value-type="float" office:value="3544">
            <text:p>3544</text:p>
          </table:table-cell>
          <table:table-cell office:value-type="float" office:value="519">
            <text:p>519</text:p>
          </table:table-cell>
          <table:table-cell table:number-columns-repeated="16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771">
            <text:p>3771</text:p>
          </table:table-cell>
          <table:table-cell/>
          <table:table-cell office:value-type="float" office:value="3715">
            <text:p>3715</text:p>
          </table:table-cell>
          <table:table-cell office:value-type="float" office:value="528">
            <text:p>528</text:p>
          </table:table-cell>
          <table:table-cell table:number-columns-repeated="16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558">
            <text:p>3558</text:p>
          </table:table-cell>
          <table:table-cell/>
          <table:table-cell office:value-type="float" office:value="3521">
            <text:p>3521</text:p>
          </table:table-cell>
          <table:table-cell office:value-type="float" office:value="526">
            <text:p>526</text:p>
          </table:table-cell>
          <table:table-cell table:number-columns-repeated="1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922">
            <text:p>3922</text:p>
          </table:table-cell>
          <table:table-cell/>
          <table:table-cell office:value-type="float" office:value="3618">
            <text:p>3618</text:p>
          </table:table-cell>
          <table:table-cell office:value-type="float" office:value="444">
            <text:p>444</text:p>
          </table:table-cell>
          <table:table-cell table:number-columns-repeated="16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489">
            <text:p>3489</text:p>
          </table:table-cell>
          <table:table-cell/>
          <table:table-cell office:value-type="float" office:value="3373">
            <text:p>3373</text:p>
          </table:table-cell>
          <table:table-cell office:value-type="float" office:value="473">
            <text:p>473</text:p>
          </table:table-cell>
          <table:table-cell table:number-columns-repeated="16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225">
            <text:p>3225</text:p>
          </table:table-cell>
          <table:table-cell/>
          <table:table-cell office:value-type="float" office:value="3544">
            <text:p>3544</text:p>
          </table:table-cell>
          <table:table-cell office:value-type="float" office:value="452">
            <text:p>452</text:p>
          </table:table-cell>
          <table:table-cell table:number-columns-repeated="16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769">
            <text:p>3769</text:p>
          </table:table-cell>
          <table:table-cell/>
          <table:table-cell office:value-type="float" office:value="3552">
            <text:p>3552</text:p>
          </table:table-cell>
          <table:table-cell office:value-type="float" office:value="517">
            <text:p>517</text:p>
          </table:table-cell>
          <table:table-cell table:number-columns-repeated="16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038">
            <text:p>3038</text:p>
          </table:table-cell>
          <table:table-cell/>
          <table:table-cell office:value-type="float" office:value="3487">
            <text:p>3487</text:p>
          </table:table-cell>
          <table:table-cell office:value-type="float" office:value="526">
            <text:p>526</text:p>
          </table:table-cell>
          <table:table-cell table:number-columns-repeated="16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743">
            <text:p>3743</text:p>
          </table:table-cell>
          <table:table-cell/>
          <table:table-cell office:value-type="float" office:value="3641">
            <text:p>3641</text:p>
          </table:table-cell>
          <table:table-cell office:value-type="float" office:value="496">
            <text:p>496</text:p>
          </table:table-cell>
          <table:table-cell table:number-columns-repeated="16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3863">
            <text:p>3863</text:p>
          </table:table-cell>
          <table:table-cell/>
          <table:table-cell office:value-type="float" office:value="3328">
            <text:p>3328</text:p>
          </table:table-cell>
          <table:table-cell office:value-type="float" office:value="481">
            <text:p>481</text:p>
          </table:table-cell>
          <table:table-cell table:number-columns-repeated="16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630">
            <text:p>3630</text:p>
          </table:table-cell>
          <table:table-cell/>
          <table:table-cell office:value-type="float" office:value="3065">
            <text:p>3065</text:p>
          </table:table-cell>
          <table:table-cell office:value-type="float" office:value="495">
            <text:p>495</text:p>
          </table:table-cell>
          <table:table-cell table:number-columns-repeated="16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954">
            <text:p>3954</text:p>
          </table:table-cell>
          <table:table-cell/>
          <table:table-cell office:value-type="float" office:value="3360">
            <text:p>3360</text:p>
          </table:table-cell>
          <table:table-cell office:value-type="float" office:value="539">
            <text:p>539</text:p>
          </table:table-cell>
          <table:table-cell table:number-columns-repeated="16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3592">
            <text:p>3592</text:p>
          </table:table-cell>
          <table:table-cell/>
          <table:table-cell office:value-type="float" office:value="3162">
            <text:p>3162</text:p>
          </table:table-cell>
          <table:table-cell office:value-type="float" office:value="534">
            <text:p>534</text:p>
          </table:table-cell>
          <table:table-cell table:number-columns-repeated="16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647">
            <text:p>3647</text:p>
          </table:table-cell>
          <table:table-cell/>
          <table:table-cell office:value-type="float" office:value="3283">
            <text:p>3283</text:p>
          </table:table-cell>
          <table:table-cell office:value-type="float" office:value="456">
            <text:p>456</text:p>
          </table:table-cell>
          <table:table-cell table:number-columns-repeated="16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001">
            <text:p>4001</text:p>
          </table:table-cell>
          <table:table-cell/>
          <table:table-cell office:value-type="float" office:value="3015">
            <text:p>3015</text:p>
          </table:table-cell>
          <table:table-cell office:value-type="float" office:value="429">
            <text:p>429</text:p>
          </table:table-cell>
          <table:table-cell table:number-columns-repeated="16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4284">
            <text:p>4284</text:p>
          </table:table-cell>
          <table:table-cell/>
          <table:table-cell office:value-type="float" office:value="2992">
            <text:p>2992</text:p>
          </table:table-cell>
          <table:table-cell office:value-type="float" office:value="461">
            <text:p>461</text:p>
          </table:table-cell>
          <table:table-cell table:number-columns-repeated="16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196">
            <text:p>3196</text:p>
          </table:table-cell>
          <table:table-cell/>
          <table:table-cell office:value-type="float" office:value="3026">
            <text:p>3026</text:p>
          </table:table-cell>
          <table:table-cell office:value-type="float" office:value="529">
            <text:p>529</text:p>
          </table:table-cell>
          <table:table-cell table:number-columns-repeated="16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427">
            <text:p>3427</text:p>
          </table:table-cell>
          <table:table-cell/>
          <table:table-cell office:value-type="float" office:value="3299">
            <text:p>3299</text:p>
          </table:table-cell>
          <table:table-cell office:value-type="float" office:value="500">
            <text:p>500</text:p>
          </table:table-cell>
          <table:table-cell table:number-columns-repeated="16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765">
            <text:p>3765</text:p>
          </table:table-cell>
          <table:table-cell/>
          <table:table-cell office:value-type="float" office:value="3395">
            <text:p>3395</text:p>
          </table:table-cell>
          <table:table-cell office:value-type="float" office:value="456">
            <text:p>456</text:p>
          </table:table-cell>
          <table:table-cell table:number-columns-repeated="16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718">
            <text:p>3718</text:p>
          </table:table-cell>
          <table:table-cell/>
          <table:table-cell office:value-type="float" office:value="3368">
            <text:p>3368</text:p>
          </table:table-cell>
          <table:table-cell office:value-type="float" office:value="562">
            <text:p>562</text:p>
          </table:table-cell>
          <table:table-cell table:number-columns-repeated="16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3172">
            <text:p>3172</text:p>
          </table:table-cell>
          <table:table-cell/>
          <table:table-cell office:value-type="float" office:value="3187">
            <text:p>3187</text:p>
          </table:table-cell>
          <table:table-cell office:value-type="float" office:value="521">
            <text:p>521</text:p>
          </table:table-cell>
          <table:table-cell table:number-columns-repeated="1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740">
            <text:p>3740</text:p>
          </table:table-cell>
          <table:table-cell/>
          <table:table-cell office:value-type="float" office:value="3434">
            <text:p>3434</text:p>
          </table:table-cell>
          <table:table-cell office:value-type="float" office:value="422">
            <text:p>422</text:p>
          </table:table-cell>
          <table:table-cell table:number-columns-repeated="16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612">
            <text:p>3612</text:p>
          </table:table-cell>
          <table:table-cell/>
          <table:table-cell office:value-type="float" office:value="3163">
            <text:p>3163</text:p>
          </table:table-cell>
          <table:table-cell office:value-type="float" office:value="519">
            <text:p>519</text:p>
          </table:table-cell>
          <table:table-cell table:number-columns-repeated="16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3893">
            <text:p>3893</text:p>
          </table:table-cell>
          <table:table-cell/>
          <table:table-cell office:value-type="float" office:value="3504">
            <text:p>3504</text:p>
          </table:table-cell>
          <table:table-cell office:value-type="float" office:value="422">
            <text:p>422</text:p>
          </table:table-cell>
          <table:table-cell table:number-columns-repeated="16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3070">
            <text:p>3070</text:p>
          </table:table-cell>
          <table:table-cell/>
          <table:table-cell office:value-type="float" office:value="3446">
            <text:p>3446</text:p>
          </table:table-cell>
          <table:table-cell office:value-type="float" office:value="519">
            <text:p>519</text:p>
          </table:table-cell>
          <table:table-cell table:number-columns-repeated="16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230">
            <text:p>3230</text:p>
          </table:table-cell>
          <table:table-cell/>
          <table:table-cell office:value-type="float" office:value="2963">
            <text:p>2963</text:p>
          </table:table-cell>
          <table:table-cell office:value-type="float" office:value="523">
            <text:p>523</text:p>
          </table:table-cell>
          <table:table-cell table:number-columns-repeated="16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782">
            <text:p>3782</text:p>
          </table:table-cell>
          <table:table-cell/>
          <table:table-cell office:value-type="float" office:value="3231">
            <text:p>3231</text:p>
          </table:table-cell>
          <table:table-cell office:value-type="float" office:value="558">
            <text:p>558</text:p>
          </table:table-cell>
          <table:table-cell table:number-columns-repeated="16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598">
            <text:p>3598</text:p>
          </table:table-cell>
          <table:table-cell/>
          <table:table-cell office:value-type="float" office:value="3219">
            <text:p>3219</text:p>
          </table:table-cell>
          <table:table-cell office:value-type="float" office:value="550">
            <text:p>550</text:p>
          </table:table-cell>
          <table:table-cell table:number-columns-repeated="16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3736">
            <text:p>3736</text:p>
          </table:table-cell>
          <table:table-cell/>
          <table:table-cell office:value-type="float" office:value="2752">
            <text:p>2752</text:p>
          </table:table-cell>
          <table:table-cell office:value-type="float" office:value="556">
            <text:p>556</text:p>
          </table:table-cell>
          <table:table-cell table:number-columns-repeated="16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3216">
            <text:p>3216</text:p>
          </table:table-cell>
          <table:table-cell/>
          <table:table-cell office:value-type="float" office:value="3232">
            <text:p>3232</text:p>
          </table:table-cell>
          <table:table-cell office:value-type="float" office:value="479">
            <text:p>479</text:p>
          </table:table-cell>
          <table:table-cell table:number-columns-repeated="16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789">
            <text:p>3789</text:p>
          </table:table-cell>
          <table:table-cell/>
          <table:table-cell office:value-type="float" office:value="3678">
            <text:p>3678</text:p>
          </table:table-cell>
          <table:table-cell office:value-type="float" office:value="592">
            <text:p>592</text:p>
          </table:table-cell>
          <table:table-cell table:number-columns-repeated="16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717">
            <text:p>3717</text:p>
          </table:table-cell>
          <table:table-cell/>
          <table:table-cell office:value-type="float" office:value="2720">
            <text:p>2720</text:p>
          </table:table-cell>
          <table:table-cell office:value-type="float" office:value="508">
            <text:p>508</text:p>
          </table:table-cell>
          <table:table-cell table:number-columns-repeated="16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771">
            <text:p>3771</text:p>
          </table:table-cell>
          <table:table-cell/>
          <table:table-cell office:value-type="float" office:value="3405">
            <text:p>3405</text:p>
          </table:table-cell>
          <table:table-cell office:value-type="float" office:value="509">
            <text:p>509</text:p>
          </table:table-cell>
          <table:table-cell table:number-columns-repeated="16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774">
            <text:p>3774</text:p>
          </table:table-cell>
          <table:table-cell/>
          <table:table-cell office:value-type="float" office:value="3625">
            <text:p>3625</text:p>
          </table:table-cell>
          <table:table-cell office:value-type="float" office:value="490">
            <text:p>490</text:p>
          </table:table-cell>
          <table:table-cell table:number-columns-repeated="16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734">
            <text:p>3734</text:p>
          </table:table-cell>
          <table:table-cell/>
          <table:table-cell office:value-type="float" office:value="2965">
            <text:p>2965</text:p>
          </table:table-cell>
          <table:table-cell office:value-type="float" office:value="499">
            <text:p>499</text:p>
          </table:table-cell>
          <table:table-cell table:number-columns-repeated="16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005">
            <text:p>3005</text:p>
          </table:table-cell>
          <table:table-cell/>
          <table:table-cell office:value-type="float" office:value="3890">
            <text:p>3890</text:p>
          </table:table-cell>
          <table:table-cell office:value-type="float" office:value="487">
            <text:p>487</text:p>
          </table:table-cell>
          <table:table-cell table:number-columns-repeated="16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688">
            <text:p>3688</text:p>
          </table:table-cell>
          <table:table-cell/>
          <table:table-cell office:value-type="float" office:value="3635">
            <text:p>3635</text:p>
          </table:table-cell>
          <table:table-cell office:value-type="float" office:value="492">
            <text:p>492</text:p>
          </table:table-cell>
          <table:table-cell table:number-columns-repeated="1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959">
            <text:p>3959</text:p>
          </table:table-cell>
          <table:table-cell/>
          <table:table-cell office:value-type="float" office:value="3205">
            <text:p>3205</text:p>
          </table:table-cell>
          <table:table-cell office:value-type="float" office:value="485">
            <text:p>485</text:p>
          </table:table-cell>
          <table:table-cell table:number-columns-repeated="16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719">
            <text:p>3719</text:p>
          </table:table-cell>
          <table:table-cell/>
          <table:table-cell office:value-type="float" office:value="2923">
            <text:p>2923</text:p>
          </table:table-cell>
          <table:table-cell office:value-type="float" office:value="485">
            <text:p>485</text:p>
          </table:table-cell>
          <table:table-cell table:number-columns-repeated="16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4558">
            <text:p>4558</text:p>
          </table:table-cell>
          <table:table-cell/>
          <table:table-cell office:value-type="float" office:value="3340">
            <text:p>3340</text:p>
          </table:table-cell>
          <table:table-cell office:value-type="float" office:value="429">
            <text:p>429</text:p>
          </table:table-cell>
          <table:table-cell table:number-columns-repeated="16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605">
            <text:p>3605</text:p>
          </table:table-cell>
          <table:table-cell/>
          <table:table-cell office:value-type="float" office:value="3586">
            <text:p>3586</text:p>
          </table:table-cell>
          <table:table-cell office:value-type="float" office:value="492">
            <text:p>492</text:p>
          </table:table-cell>
          <table:table-cell table:number-columns-repeated="16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150">
            <text:p>3150</text:p>
          </table:table-cell>
          <table:table-cell/>
          <table:table-cell office:value-type="float" office:value="2795">
            <text:p>2795</text:p>
          </table:table-cell>
          <table:table-cell office:value-type="float" office:value="423">
            <text:p>423</text:p>
          </table:table-cell>
          <table:table-cell table:number-columns-repeated="16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640">
            <text:p>3640</text:p>
          </table:table-cell>
          <table:table-cell/>
          <table:table-cell office:value-type="float" office:value="3953">
            <text:p>3953</text:p>
          </table:table-cell>
          <table:table-cell office:value-type="float" office:value="522">
            <text:p>522</text:p>
          </table:table-cell>
          <table:table-cell table:number-columns-repeated="16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056">
            <text:p>3056</text:p>
          </table:table-cell>
          <table:table-cell/>
          <table:table-cell office:value-type="float" office:value="3463">
            <text:p>3463</text:p>
          </table:table-cell>
          <table:table-cell office:value-type="float" office:value="437">
            <text:p>437</text:p>
          </table:table-cell>
          <table:table-cell table:number-columns-repeated="16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3691">
            <text:p>3691</text:p>
          </table:table-cell>
          <table:table-cell/>
          <table:table-cell office:value-type="float" office:value="3356">
            <text:p>3356</text:p>
          </table:table-cell>
          <table:table-cell office:value-type="float" office:value="520">
            <text:p>520</text:p>
          </table:table-cell>
          <table:table-cell table:number-columns-repeated="16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821">
            <text:p>3821</text:p>
          </table:table-cell>
          <table:table-cell/>
          <table:table-cell office:value-type="float" office:value="3007">
            <text:p>3007</text:p>
          </table:table-cell>
          <table:table-cell office:value-type="float" office:value="544">
            <text:p>544</text:p>
          </table:table-cell>
          <table:table-cell table:number-columns-repeated="16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597">
            <text:p>3597</text:p>
          </table:table-cell>
          <table:table-cell/>
          <table:table-cell office:value-type="float" office:value="3301">
            <text:p>3301</text:p>
          </table:table-cell>
          <table:table-cell office:value-type="float" office:value="506">
            <text:p>506</text:p>
          </table:table-cell>
          <table:table-cell table:number-columns-repeated="16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3116">
            <text:p>3116</text:p>
          </table:table-cell>
          <table:table-cell/>
          <table:table-cell office:value-type="float" office:value="3675">
            <text:p>3675</text:p>
          </table:table-cell>
          <table:table-cell office:value-type="float" office:value="433">
            <text:p>433</text:p>
          </table:table-cell>
          <table:table-cell table:number-columns-repeated="16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3922">
            <text:p>3922</text:p>
          </table:table-cell>
          <table:table-cell/>
          <table:table-cell office:value-type="float" office:value="3297">
            <text:p>3297</text:p>
          </table:table-cell>
          <table:table-cell office:value-type="float" office:value="482">
            <text:p>482</text:p>
          </table:table-cell>
          <table:table-cell table:number-columns-repeated="16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827">
            <text:p>3827</text:p>
          </table:table-cell>
          <table:table-cell/>
          <table:table-cell office:value-type="float" office:value="3399">
            <text:p>3399</text:p>
          </table:table-cell>
          <table:table-cell office:value-type="float" office:value="515">
            <text:p>515</text:p>
          </table:table-cell>
          <table:table-cell table:number-columns-repeated="16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741">
            <text:p>3741</text:p>
          </table:table-cell>
          <table:table-cell/>
          <table:table-cell office:value-type="float" office:value="3523">
            <text:p>3523</text:p>
          </table:table-cell>
          <table:table-cell office:value-type="float" office:value="458">
            <text:p>458</text:p>
          </table:table-cell>
          <table:table-cell table:number-columns-repeated="16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3838">
            <text:p>3838</text:p>
          </table:table-cell>
          <table:table-cell/>
          <table:table-cell office:value-type="float" office:value="3618">
            <text:p>3618</text:p>
          </table:table-cell>
          <table:table-cell office:value-type="float" office:value="503">
            <text:p>503</text:p>
          </table:table-cell>
          <table:table-cell table:number-columns-repeated="16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064">
            <text:p>3064</text:p>
          </table:table-cell>
          <table:table-cell/>
          <table:table-cell office:value-type="float" office:value="3436">
            <text:p>3436</text:p>
          </table:table-cell>
          <table:table-cell office:value-type="float" office:value="515">
            <text:p>515</text:p>
          </table:table-cell>
          <table:table-cell table:number-columns-repeated="16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4526">
            <text:p>4526</text:p>
          </table:table-cell>
          <table:table-cell/>
          <table:table-cell office:value-type="float" office:value="3204">
            <text:p>3204</text:p>
          </table:table-cell>
          <table:table-cell office:value-type="float" office:value="447">
            <text:p>447</text:p>
          </table:table-cell>
          <table:table-cell table:number-columns-repeated="16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3200">
            <text:p>3200</text:p>
          </table:table-cell>
          <table:table-cell/>
          <table:table-cell office:value-type="float" office:value="4017">
            <text:p>4017</text:p>
          </table:table-cell>
          <table:table-cell office:value-type="float" office:value="487">
            <text:p>487</text:p>
          </table:table-cell>
          <table:table-cell table:number-columns-repeated="16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809">
            <text:p>3809</text:p>
          </table:table-cell>
          <table:table-cell/>
          <table:table-cell office:value-type="float" office:value="3586">
            <text:p>3586</text:p>
          </table:table-cell>
          <table:table-cell office:value-type="float" office:value="439">
            <text:p>439</text:p>
          </table:table-cell>
          <table:table-cell table:number-columns-repeated="16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3623">
            <text:p>3623</text:p>
          </table:table-cell>
          <table:table-cell/>
          <table:table-cell office:value-type="float" office:value="3800">
            <text:p>3800</text:p>
          </table:table-cell>
          <table:table-cell office:value-type="float" office:value="529">
            <text:p>529</text:p>
          </table:table-cell>
          <table:table-cell table:number-columns-repeated="16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3187">
            <text:p>3187</text:p>
          </table:table-cell>
          <table:table-cell/>
          <table:table-cell office:value-type="float" office:value="3616">
            <text:p>3616</text:p>
          </table:table-cell>
          <table:table-cell office:value-type="float" office:value="438">
            <text:p>438</text:p>
          </table:table-cell>
          <table:table-cell table:number-columns-repeated="1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525">
            <text:p>3525</text:p>
          </table:table-cell>
          <table:table-cell/>
          <table:table-cell office:value-type="float" office:value="3539">
            <text:p>3539</text:p>
          </table:table-cell>
          <table:table-cell office:value-type="float" office:value="472">
            <text:p>472</text:p>
          </table:table-cell>
          <table:table-cell table:number-columns-repeated="16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3922">
            <text:p>3922</text:p>
          </table:table-cell>
          <table:table-cell/>
          <table:table-cell office:value-type="float" office:value="3984">
            <text:p>3984</text:p>
          </table:table-cell>
          <table:table-cell office:value-type="float" office:value="472">
            <text:p>472</text:p>
          </table:table-cell>
          <table:table-cell table:number-columns-repeated="16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920">
            <text:p>3920</text:p>
          </table:table-cell>
          <table:table-cell/>
          <table:table-cell office:value-type="float" office:value="3821">
            <text:p>3821</text:p>
          </table:table-cell>
          <table:table-cell office:value-type="float" office:value="546">
            <text:p>546</text:p>
          </table:table-cell>
          <table:table-cell table:number-columns-repeated="16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586">
            <text:p>3586</text:p>
          </table:table-cell>
          <table:table-cell/>
          <table:table-cell office:value-type="float" office:value="3437">
            <text:p>3437</text:p>
          </table:table-cell>
          <table:table-cell office:value-type="float" office:value="511">
            <text:p>511</text:p>
          </table:table-cell>
          <table:table-cell table:number-columns-repeated="16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3131">
            <text:p>3131</text:p>
          </table:table-cell>
          <table:table-cell/>
          <table:table-cell office:value-type="float" office:value="3398">
            <text:p>3398</text:p>
          </table:table-cell>
          <table:table-cell office:value-type="float" office:value="527">
            <text:p>527</text:p>
          </table:table-cell>
          <table:table-cell table:number-columns-repeated="1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254">
            <text:p>3254</text:p>
          </table:table-cell>
          <table:table-cell/>
          <table:table-cell office:value-type="float" office:value="3223">
            <text:p>3223</text:p>
          </table:table-cell>
          <table:table-cell office:value-type="float" office:value="523">
            <text:p>523</text:p>
          </table:table-cell>
          <table:table-cell table:number-columns-repeated="1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770">
            <text:p>3770</text:p>
          </table:table-cell>
          <table:table-cell/>
          <table:table-cell office:value-type="float" office:value="3721">
            <text:p>3721</text:p>
          </table:table-cell>
          <table:table-cell office:value-type="float" office:value="438">
            <text:p>438</text:p>
          </table:table-cell>
          <table:table-cell table:number-columns-repeated="16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707">
            <text:p>3707</text:p>
          </table:table-cell>
          <table:table-cell/>
          <table:table-cell office:value-type="float" office:value="3671">
            <text:p>3671</text:p>
          </table:table-cell>
          <table:table-cell office:value-type="float" office:value="492">
            <text:p>492</text:p>
          </table:table-cell>
          <table:table-cell table:number-columns-repeated="16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3655">
            <text:p>3655</text:p>
          </table:table-cell>
          <table:table-cell/>
          <table:table-cell office:value-type="float" office:value="3593">
            <text:p>3593</text:p>
          </table:table-cell>
          <table:table-cell office:value-type="float" office:value="457">
            <text:p>457</text:p>
          </table:table-cell>
          <table:table-cell table:number-columns-repeated="16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3756">
            <text:p>3756</text:p>
          </table:table-cell>
          <table:table-cell/>
          <table:table-cell office:value-type="float" office:value="3612">
            <text:p>3612</text:p>
          </table:table-cell>
          <table:table-cell office:value-type="float" office:value="493">
            <text:p>493</text:p>
          </table:table-cell>
          <table:table-cell table:number-columns-repeated="16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860">
            <text:p>3860</text:p>
          </table:table-cell>
          <table:table-cell/>
          <table:table-cell office:value-type="float" office:value="3179">
            <text:p>3179</text:p>
          </table:table-cell>
          <table:table-cell office:value-type="float" office:value="447">
            <text:p>447</text:p>
          </table:table-cell>
          <table:table-cell table:number-columns-repeated="16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3947">
            <text:p>3947</text:p>
          </table:table-cell>
          <table:table-cell/>
          <table:table-cell office:value-type="float" office:value="3672">
            <text:p>3672</text:p>
          </table:table-cell>
          <table:table-cell office:value-type="float" office:value="458">
            <text:p>458</text:p>
          </table:table-cell>
          <table:table-cell table:number-columns-repeated="16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590">
            <text:p>3590</text:p>
          </table:table-cell>
          <table:table-cell/>
          <table:table-cell office:value-type="float" office:value="3611">
            <text:p>3611</text:p>
          </table:table-cell>
          <table:table-cell office:value-type="float" office:value="473">
            <text:p>473</text:p>
          </table:table-cell>
          <table:table-cell table:number-columns-repeated="16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3789">
            <text:p>3789</text:p>
          </table:table-cell>
          <table:table-cell/>
          <table:table-cell office:value-type="float" office:value="3399">
            <text:p>3399</text:p>
          </table:table-cell>
          <table:table-cell office:value-type="float" office:value="489">
            <text:p>489</text:p>
          </table:table-cell>
          <table:table-cell table:number-columns-repeated="16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4069">
            <text:p>4069</text:p>
          </table:table-cell>
          <table:table-cell/>
          <table:table-cell office:value-type="float" office:value="3467">
            <text:p>3467</text:p>
          </table:table-cell>
          <table:table-cell office:value-type="float" office:value="484">
            <text:p>484</text:p>
          </table:table-cell>
          <table:table-cell table:number-columns-repeated="16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3232">
            <text:p>3232</text:p>
          </table:table-cell>
          <table:table-cell/>
          <table:table-cell office:value-type="float" office:value="3673">
            <text:p>3673</text:p>
          </table:table-cell>
          <table:table-cell office:value-type="float" office:value="492">
            <text:p>492</text:p>
          </table:table-cell>
          <table:table-cell table:number-columns-repeated="16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790">
            <text:p>3790</text:p>
          </table:table-cell>
          <table:table-cell/>
          <table:table-cell office:value-type="float" office:value="3441">
            <text:p>3441</text:p>
          </table:table-cell>
          <table:table-cell office:value-type="float" office:value="529">
            <text:p>529</text:p>
          </table:table-cell>
          <table:table-cell table:number-columns-repeated="16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693">
            <text:p>3693</text:p>
          </table:table-cell>
          <table:table-cell/>
          <table:table-cell office:value-type="float" office:value="3320">
            <text:p>3320</text:p>
          </table:table-cell>
          <table:table-cell office:value-type="float" office:value="477">
            <text:p>477</text:p>
          </table:table-cell>
          <table:table-cell table:number-columns-repeated="16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680">
            <text:p>3680</text:p>
          </table:table-cell>
          <table:table-cell/>
          <table:table-cell office:value-type="float" office:value="3739">
            <text:p>3739</text:p>
          </table:table-cell>
          <table:table-cell office:value-type="float" office:value="492">
            <text:p>492</text:p>
          </table:table-cell>
          <table:table-cell table:number-columns-repeated="16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866">
            <text:p>3866</text:p>
          </table:table-cell>
          <table:table-cell/>
          <table:table-cell office:value-type="float" office:value="3655">
            <text:p>3655</text:p>
          </table:table-cell>
          <table:table-cell office:value-type="float" office:value="492">
            <text:p>492</text:p>
          </table:table-cell>
          <table:table-cell table:number-columns-repeated="1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760">
            <text:p>3760</text:p>
          </table:table-cell>
          <table:table-cell/>
          <table:table-cell office:value-type="float" office:value="2987">
            <text:p>2987</text:p>
          </table:table-cell>
          <table:table-cell office:value-type="float" office:value="496">
            <text:p>496</text:p>
          </table:table-cell>
          <table:table-cell table:number-columns-repeated="16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970">
            <text:p>3970</text:p>
          </table:table-cell>
          <table:table-cell/>
          <table:table-cell office:value-type="float" office:value="3340">
            <text:p>3340</text:p>
          </table:table-cell>
          <table:table-cell office:value-type="float" office:value="440">
            <text:p>440</text:p>
          </table:table-cell>
          <table:table-cell table:number-columns-repeated="16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3409">
            <text:p>3409</text:p>
          </table:table-cell>
          <table:table-cell/>
          <table:table-cell office:value-type="float" office:value="3913">
            <text:p>3913</text:p>
          </table:table-cell>
          <table:table-cell office:value-type="float" office:value="452">
            <text:p>452</text:p>
          </table:table-cell>
          <table:table-cell table:number-columns-repeated="16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680">
            <text:p>3680</text:p>
          </table:table-cell>
          <table:table-cell/>
          <table:table-cell office:value-type="float" office:value="3816">
            <text:p>3816</text:p>
          </table:table-cell>
          <table:table-cell office:value-type="float" office:value="544">
            <text:p>544</text:p>
          </table:table-cell>
          <table:table-cell table:number-columns-repeated="16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3825">
            <text:p>3825</text:p>
          </table:table-cell>
          <table:table-cell/>
          <table:table-cell office:value-type="float" office:value="3512">
            <text:p>3512</text:p>
          </table:table-cell>
          <table:table-cell office:value-type="float" office:value="494">
            <text:p>494</text:p>
          </table:table-cell>
          <table:table-cell table:number-columns-repeated="16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679">
            <text:p>3679</text:p>
          </table:table-cell>
          <table:table-cell/>
          <table:table-cell office:value-type="float" office:value="3412">
            <text:p>3412</text:p>
          </table:table-cell>
          <table:table-cell office:value-type="float" office:value="422">
            <text:p>422</text:p>
          </table:table-cell>
          <table:table-cell table:number-columns-repeated="16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3753">
            <text:p>3753</text:p>
          </table:table-cell>
          <table:table-cell/>
          <table:table-cell office:value-type="float" office:value="3660">
            <text:p>3660</text:p>
          </table:table-cell>
          <table:table-cell office:value-type="float" office:value="391">
            <text:p>391</text:p>
          </table:table-cell>
          <table:table-cell table:number-columns-repeated="16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130">
            <text:p>3130</text:p>
          </table:table-cell>
          <table:table-cell/>
          <table:table-cell office:value-type="float" office:value="3323">
            <text:p>3323</text:p>
          </table:table-cell>
          <table:table-cell office:value-type="float" office:value="543">
            <text:p>543</text:p>
          </table:table-cell>
          <table:table-cell table:number-columns-repeated="16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631">
            <text:p>3631</text:p>
          </table:table-cell>
          <table:table-cell/>
          <table:table-cell office:value-type="float" office:value="3454">
            <text:p>3454</text:p>
          </table:table-cell>
          <table:table-cell office:value-type="float" office:value="505">
            <text:p>505</text:p>
          </table:table-cell>
          <table:table-cell table:number-columns-repeated="1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694">
            <text:p>3694</text:p>
          </table:table-cell>
          <table:table-cell/>
          <table:table-cell office:value-type="float" office:value="3256">
            <text:p>3256</text:p>
          </table:table-cell>
          <table:table-cell office:value-type="float" office:value="440">
            <text:p>440</text:p>
          </table:table-cell>
          <table:table-cell table:number-columns-repeated="16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715">
            <text:p>3715</text:p>
          </table:table-cell>
          <table:table-cell/>
          <table:table-cell office:value-type="float" office:value="3512">
            <text:p>3512</text:p>
          </table:table-cell>
          <table:table-cell office:value-type="float" office:value="447">
            <text:p>447</text:p>
          </table:table-cell>
          <table:table-cell table:number-columns-repeated="16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436">
            <text:p>3436</text:p>
          </table:table-cell>
          <table:table-cell/>
          <table:table-cell office:value-type="float" office:value="3453">
            <text:p>3453</text:p>
          </table:table-cell>
          <table:table-cell office:value-type="float" office:value="463">
            <text:p>463</text:p>
          </table:table-cell>
          <table:table-cell table:number-columns-repeated="16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770">
            <text:p>3770</text:p>
          </table:table-cell>
          <table:table-cell/>
          <table:table-cell office:value-type="float" office:value="3323">
            <text:p>3323</text:p>
          </table:table-cell>
          <table:table-cell office:value-type="float" office:value="441">
            <text:p>441</text:p>
          </table:table-cell>
          <table:table-cell table:number-columns-repeated="16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3413">
            <text:p>3413</text:p>
          </table:table-cell>
          <table:table-cell/>
          <table:table-cell office:value-type="float" office:value="3750">
            <text:p>3750</text:p>
          </table:table-cell>
          <table:table-cell office:value-type="float" office:value="444">
            <text:p>444</text:p>
          </table:table-cell>
          <table:table-cell table:number-columns-repeated="16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113">
            <text:p>3113</text:p>
          </table:table-cell>
          <table:table-cell/>
          <table:table-cell office:value-type="float" office:value="3145">
            <text:p>3145</text:p>
          </table:table-cell>
          <table:table-cell office:value-type="float" office:value="485">
            <text:p>485</text:p>
          </table:table-cell>
          <table:table-cell table:number-columns-repeated="16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110">
            <text:p>3110</text:p>
          </table:table-cell>
          <table:table-cell/>
          <table:table-cell office:value-type="float" office:value="3601">
            <text:p>3601</text:p>
          </table:table-cell>
          <table:table-cell office:value-type="float" office:value="501">
            <text:p>501</text:p>
          </table:table-cell>
          <table:table-cell table:number-columns-repeated="16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4383">
            <text:p>4383</text:p>
          </table:table-cell>
          <table:table-cell/>
          <table:table-cell office:value-type="float" office:value="3580">
            <text:p>3580</text:p>
          </table:table-cell>
          <table:table-cell office:value-type="float" office:value="427">
            <text:p>427</text:p>
          </table:table-cell>
          <table:table-cell table:number-columns-repeated="16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694">
            <text:p>3694</text:p>
          </table:table-cell>
          <table:table-cell/>
          <table:table-cell office:value-type="float" office:value="3412">
            <text:p>3412</text:p>
          </table:table-cell>
          <table:table-cell office:value-type="float" office:value="470">
            <text:p>470</text:p>
          </table:table-cell>
          <table:table-cell table:number-columns-repeated="16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843">
            <text:p>3843</text:p>
          </table:table-cell>
          <table:table-cell/>
          <table:table-cell office:value-type="float" office:value="3342">
            <text:p>3342</text:p>
          </table:table-cell>
          <table:table-cell office:value-type="float" office:value="445">
            <text:p>445</text:p>
          </table:table-cell>
          <table:table-cell table:number-columns-repeated="16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804">
            <text:p>3804</text:p>
          </table:table-cell>
          <table:table-cell/>
          <table:table-cell office:value-type="float" office:value="3304">
            <text:p>3304</text:p>
          </table:table-cell>
          <table:table-cell office:value-type="float" office:value="455">
            <text:p>455</text:p>
          </table:table-cell>
          <table:table-cell table:number-columns-repeated="1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793">
            <text:p>3793</text:p>
          </table:table-cell>
          <table:table-cell/>
          <table:table-cell office:value-type="float" office:value="3586">
            <text:p>3586</text:p>
          </table:table-cell>
          <table:table-cell office:value-type="float" office:value="517">
            <text:p>517</text:p>
          </table:table-cell>
          <table:table-cell table:number-columns-repeated="16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869">
            <text:p>3869</text:p>
          </table:table-cell>
          <table:table-cell/>
          <table:table-cell office:value-type="float" office:value="3459">
            <text:p>3459</text:p>
          </table:table-cell>
          <table:table-cell office:value-type="float" office:value="480">
            <text:p>480</text:p>
          </table:table-cell>
          <table:table-cell table:number-columns-repeated="16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078">
            <text:p>3078</text:p>
          </table:table-cell>
          <table:table-cell/>
          <table:table-cell office:value-type="float" office:value="3700">
            <text:p>3700</text:p>
          </table:table-cell>
          <table:table-cell office:value-type="float" office:value="413">
            <text:p>413</text:p>
          </table:table-cell>
          <table:table-cell table:number-columns-repeated="16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3540">
            <text:p>3540</text:p>
          </table:table-cell>
          <table:table-cell/>
          <table:table-cell office:value-type="float" office:value="3582">
            <text:p>3582</text:p>
          </table:table-cell>
          <table:table-cell office:value-type="float" office:value="489">
            <text:p>489</text:p>
          </table:table-cell>
          <table:table-cell table:number-columns-repeated="16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970">
            <text:p>2970</text:p>
          </table:table-cell>
          <table:table-cell/>
          <table:table-cell office:value-type="float" office:value="3305">
            <text:p>3305</text:p>
          </table:table-cell>
          <table:table-cell office:value-type="float" office:value="571">
            <text:p>571</text:p>
          </table:table-cell>
          <table:table-cell table:number-columns-repeated="16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706">
            <text:p>3706</text:p>
          </table:table-cell>
          <table:table-cell/>
          <table:table-cell office:value-type="float" office:value="2805">
            <text:p>2805</text:p>
          </table:table-cell>
          <table:table-cell office:value-type="float" office:value="502">
            <text:p>502</text:p>
          </table:table-cell>
          <table:table-cell table:number-columns-repeated="16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3963">
            <text:p>3963</text:p>
          </table:table-cell>
          <table:table-cell/>
          <table:table-cell office:value-type="float" office:value="3294">
            <text:p>3294</text:p>
          </table:table-cell>
          <table:table-cell office:value-type="float" office:value="552">
            <text:p>552</text:p>
          </table:table-cell>
          <table:table-cell table:number-columns-repeated="16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3197">
            <text:p>3197</text:p>
          </table:table-cell>
          <table:table-cell/>
          <table:table-cell office:value-type="float" office:value="3728">
            <text:p>3728</text:p>
          </table:table-cell>
          <table:table-cell office:value-type="float" office:value="505">
            <text:p>505</text:p>
          </table:table-cell>
          <table:table-cell table:number-columns-repeated="16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051">
            <text:p>3051</text:p>
          </table:table-cell>
          <table:table-cell/>
          <table:table-cell office:value-type="float" office:value="3434">
            <text:p>3434</text:p>
          </table:table-cell>
          <table:table-cell office:value-type="float" office:value="456">
            <text:p>456</text:p>
          </table:table-cell>
          <table:table-cell table:number-columns-repeated="16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017">
            <text:p>3017</text:p>
          </table:table-cell>
          <table:table-cell/>
          <table:table-cell office:value-type="float" office:value="3476">
            <text:p>3476</text:p>
          </table:table-cell>
          <table:table-cell office:value-type="float" office:value="441">
            <text:p>441</text:p>
          </table:table-cell>
          <table:table-cell table:number-columns-repeated="16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800">
            <text:p>3800</text:p>
          </table:table-cell>
          <table:table-cell/>
          <table:table-cell office:value-type="float" office:value="3884">
            <text:p>3884</text:p>
          </table:table-cell>
          <table:table-cell office:value-type="float" office:value="465">
            <text:p>465</text:p>
          </table:table-cell>
          <table:table-cell table:number-columns-repeated="16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4176">
            <text:p>4176</text:p>
          </table:table-cell>
          <table:table-cell/>
          <table:table-cell office:value-type="float" office:value="3189">
            <text:p>3189</text:p>
          </table:table-cell>
          <table:table-cell office:value-type="float" office:value="438">
            <text:p>438</text:p>
          </table:table-cell>
          <table:table-cell table:number-columns-repeated="16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757">
            <text:p>3757</text:p>
          </table:table-cell>
          <table:table-cell/>
          <table:table-cell office:value-type="float" office:value="3875">
            <text:p>3875</text:p>
          </table:table-cell>
          <table:table-cell office:value-type="float" office:value="482">
            <text:p>482</text:p>
          </table:table-cell>
          <table:table-cell table:number-columns-repeated="16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680">
            <text:p>3680</text:p>
          </table:table-cell>
          <table:table-cell/>
          <table:table-cell office:value-type="float" office:value="3118">
            <text:p>3118</text:p>
          </table:table-cell>
          <table:table-cell office:value-type="float" office:value="493">
            <text:p>493</text:p>
          </table:table-cell>
          <table:table-cell table:number-columns-repeated="16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659">
            <text:p>3659</text:p>
          </table:table-cell>
          <table:table-cell/>
          <table:table-cell office:value-type="float" office:value="3513">
            <text:p>3513</text:p>
          </table:table-cell>
          <table:table-cell office:value-type="float" office:value="422">
            <text:p>422</text:p>
          </table:table-cell>
          <table:table-cell table:number-columns-repeated="16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107">
            <text:p>3107</text:p>
          </table:table-cell>
          <table:table-cell/>
          <table:table-cell office:value-type="float" office:value="3424">
            <text:p>3424</text:p>
          </table:table-cell>
          <table:table-cell office:value-type="float" office:value="443">
            <text:p>443</text:p>
          </table:table-cell>
          <table:table-cell table:number-columns-repeated="16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332">
            <text:p>3332</text:p>
          </table:table-cell>
          <table:table-cell/>
          <table:table-cell office:value-type="float" office:value="3272">
            <text:p>3272</text:p>
          </table:table-cell>
          <table:table-cell office:value-type="float" office:value="423">
            <text:p>423</text:p>
          </table:table-cell>
          <table:table-cell table:number-columns-repeated="16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655">
            <text:p>3655</text:p>
          </table:table-cell>
          <table:table-cell/>
          <table:table-cell office:value-type="float" office:value="3550">
            <text:p>3550</text:p>
          </table:table-cell>
          <table:table-cell office:value-type="float" office:value="452">
            <text:p>452</text:p>
          </table:table-cell>
          <table:table-cell table:number-columns-repeated="16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633">
            <text:p>3633</text:p>
          </table:table-cell>
          <table:table-cell/>
          <table:table-cell office:value-type="float" office:value="3588">
            <text:p>3588</text:p>
          </table:table-cell>
          <table:table-cell office:value-type="float" office:value="467">
            <text:p>467</text:p>
          </table:table-cell>
          <table:table-cell table:number-columns-repeated="16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774">
            <text:p>3774</text:p>
          </table:table-cell>
          <table:table-cell/>
          <table:table-cell office:value-type="float" office:value="3493">
            <text:p>3493</text:p>
          </table:table-cell>
          <table:table-cell office:value-type="float" office:value="485">
            <text:p>485</text:p>
          </table:table-cell>
          <table:table-cell table:number-columns-repeated="16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672">
            <text:p>3672</text:p>
          </table:table-cell>
          <table:table-cell/>
          <table:table-cell office:value-type="float" office:value="3487">
            <text:p>3487</text:p>
          </table:table-cell>
          <table:table-cell office:value-type="float" office:value="529">
            <text:p>529</text:p>
          </table:table-cell>
          <table:table-cell table:number-columns-repeated="16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805">
            <text:p>3805</text:p>
          </table:table-cell>
          <table:table-cell/>
          <table:table-cell office:value-type="float" office:value="2924">
            <text:p>2924</text:p>
          </table:table-cell>
          <table:table-cell office:value-type="float" office:value="428">
            <text:p>428</text:p>
          </table:table-cell>
          <table:table-cell table:number-columns-repeated="16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648">
            <text:p>3648</text:p>
          </table:table-cell>
          <table:table-cell/>
          <table:table-cell office:value-type="float" office:value="3562">
            <text:p>3562</text:p>
          </table:table-cell>
          <table:table-cell office:value-type="float" office:value="483">
            <text:p>483</text:p>
          </table:table-cell>
          <table:table-cell table:number-columns-repeated="16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4059">
            <text:p>4059</text:p>
          </table:table-cell>
          <table:table-cell/>
          <table:table-cell office:value-type="float" office:value="3705">
            <text:p>3705</text:p>
          </table:table-cell>
          <table:table-cell office:value-type="float" office:value="514">
            <text:p>514</text:p>
          </table:table-cell>
          <table:table-cell table:number-columns-repeated="16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622">
            <text:p>3622</text:p>
          </table:table-cell>
          <table:table-cell/>
          <table:table-cell office:value-type="float" office:value="3650">
            <text:p>3650</text:p>
          </table:table-cell>
          <table:table-cell office:value-type="float" office:value="469">
            <text:p>469</text:p>
          </table:table-cell>
          <table:table-cell table:number-columns-repeated="16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762">
            <text:p>3762</text:p>
          </table:table-cell>
          <table:table-cell/>
          <table:table-cell office:value-type="float" office:value="3261">
            <text:p>3261</text:p>
          </table:table-cell>
          <table:table-cell office:value-type="float" office:value="477">
            <text:p>477</text:p>
          </table:table-cell>
          <table:table-cell table:number-columns-repeated="16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493">
            <text:p>3493</text:p>
          </table:table-cell>
          <table:table-cell/>
          <table:table-cell office:value-type="float" office:value="3336">
            <text:p>3336</text:p>
          </table:table-cell>
          <table:table-cell office:value-type="float" office:value="474">
            <text:p>474</text:p>
          </table:table-cell>
          <table:table-cell table:number-columns-repeated="16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3816">
            <text:p>3816</text:p>
          </table:table-cell>
          <table:table-cell/>
          <table:table-cell office:value-type="float" office:value="3129">
            <text:p>3129</text:p>
          </table:table-cell>
          <table:table-cell office:value-type="float" office:value="458">
            <text:p>458</text:p>
          </table:table-cell>
          <table:table-cell table:number-columns-repeated="16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3746">
            <text:p>3746</text:p>
          </table:table-cell>
          <table:table-cell/>
          <table:table-cell office:value-type="float" office:value="3179">
            <text:p>3179</text:p>
          </table:table-cell>
          <table:table-cell office:value-type="float" office:value="513">
            <text:p>513</text:p>
          </table:table-cell>
          <table:table-cell table:number-columns-repeated="16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052">
            <text:p>3052</text:p>
          </table:table-cell>
          <table:table-cell/>
          <table:table-cell office:value-type="float" office:value="3354">
            <text:p>3354</text:p>
          </table:table-cell>
          <table:table-cell office:value-type="float" office:value="425">
            <text:p>425</text:p>
          </table:table-cell>
          <table:table-cell table:number-columns-repeated="16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3695">
            <text:p>3695</text:p>
          </table:table-cell>
          <table:table-cell/>
          <table:table-cell office:value-type="float" office:value="3779">
            <text:p>3779</text:p>
          </table:table-cell>
          <table:table-cell office:value-type="float" office:value="423">
            <text:p>423</text:p>
          </table:table-cell>
          <table:table-cell table:number-columns-repeated="1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755">
            <text:p>3755</text:p>
          </table:table-cell>
          <table:table-cell/>
          <table:table-cell office:value-type="float" office:value="3114">
            <text:p>3114</text:p>
          </table:table-cell>
          <table:table-cell office:value-type="float" office:value="512">
            <text:p>512</text:p>
          </table:table-cell>
          <table:table-cell table:number-columns-repeated="16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3502">
            <text:p>3502</text:p>
          </table:table-cell>
          <table:table-cell/>
          <table:table-cell office:value-type="float" office:value="3747">
            <text:p>3747</text:p>
          </table:table-cell>
          <table:table-cell office:value-type="float" office:value="520">
            <text:p>520</text:p>
          </table:table-cell>
          <table:table-cell table:number-columns-repeated="16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3881">
            <text:p>3881</text:p>
          </table:table-cell>
          <table:table-cell/>
          <table:table-cell office:value-type="float" office:value="3982">
            <text:p>3982</text:p>
          </table:table-cell>
          <table:table-cell office:value-type="float" office:value="522">
            <text:p>522</text:p>
          </table:table-cell>
          <table:table-cell table:number-columns-repeated="16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110">
            <text:p>3110</text:p>
          </table:table-cell>
          <table:table-cell/>
          <table:table-cell office:value-type="float" office:value="3663">
            <text:p>3663</text:p>
          </table:table-cell>
          <table:table-cell office:value-type="float" office:value="419">
            <text:p>419</text:p>
          </table:table-cell>
          <table:table-cell table:number-columns-repeated="16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3721">
            <text:p>3721</text:p>
          </table:table-cell>
          <table:table-cell/>
          <table:table-cell office:value-type="float" office:value="3646">
            <text:p>3646</text:p>
          </table:table-cell>
          <table:table-cell office:value-type="float" office:value="504">
            <text:p>504</text:p>
          </table:table-cell>
          <table:table-cell table:number-columns-repeated="16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376">
            <text:p>3376</text:p>
          </table:table-cell>
          <table:table-cell/>
          <table:table-cell office:value-type="float" office:value="3637">
            <text:p>3637</text:p>
          </table:table-cell>
          <table:table-cell office:value-type="float" office:value="491">
            <text:p>491</text:p>
          </table:table-cell>
          <table:table-cell table:number-columns-repeated="16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3097">
            <text:p>3097</text:p>
          </table:table-cell>
          <table:table-cell/>
          <table:table-cell office:value-type="float" office:value="3577">
            <text:p>3577</text:p>
          </table:table-cell>
          <table:table-cell office:value-type="float" office:value="429">
            <text:p>429</text:p>
          </table:table-cell>
          <table:table-cell table:number-columns-repeated="16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133">
            <text:p>3133</text:p>
          </table:table-cell>
          <table:table-cell/>
          <table:table-cell office:value-type="float" office:value="3423">
            <text:p>3423</text:p>
          </table:table-cell>
          <table:table-cell office:value-type="float" office:value="521">
            <text:p>521</text:p>
          </table:table-cell>
          <table:table-cell table:number-columns-repeated="16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960">
            <text:p>3960</text:p>
          </table:table-cell>
          <table:table-cell/>
          <table:table-cell office:value-type="float" office:value="3132">
            <text:p>3132</text:p>
          </table:table-cell>
          <table:table-cell office:value-type="float" office:value="445">
            <text:p>445</text:p>
          </table:table-cell>
          <table:table-cell table:number-columns-repeated="16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420">
            <text:p>3420</text:p>
          </table:table-cell>
          <table:table-cell/>
          <table:table-cell office:value-type="float" office:value="3426">
            <text:p>3426</text:p>
          </table:table-cell>
          <table:table-cell office:value-type="float" office:value="408">
            <text:p>408</text:p>
          </table:table-cell>
          <table:table-cell table:number-columns-repeated="16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876">
            <text:p>3876</text:p>
          </table:table-cell>
          <table:table-cell/>
          <table:table-cell office:value-type="float" office:value="3419">
            <text:p>3419</text:p>
          </table:table-cell>
          <table:table-cell office:value-type="float" office:value="500">
            <text:p>500</text:p>
          </table:table-cell>
          <table:table-cell table:number-columns-repeated="16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708">
            <text:p>3708</text:p>
          </table:table-cell>
          <table:table-cell/>
          <table:table-cell office:value-type="float" office:value="3410">
            <text:p>3410</text:p>
          </table:table-cell>
          <table:table-cell office:value-type="float" office:value="522">
            <text:p>522</text:p>
          </table:table-cell>
          <table:table-cell table:number-columns-repeated="16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110">
            <text:p>3110</text:p>
          </table:table-cell>
          <table:table-cell/>
          <table:table-cell office:value-type="float" office:value="3789">
            <text:p>3789</text:p>
          </table:table-cell>
          <table:table-cell office:value-type="float" office:value="458">
            <text:p>458</text:p>
          </table:table-cell>
          <table:table-cell table:number-columns-repeated="16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739">
            <text:p>3739</text:p>
          </table:table-cell>
          <table:table-cell/>
          <table:table-cell office:value-type="float" office:value="4116">
            <text:p>4116</text:p>
          </table:table-cell>
          <table:table-cell office:value-type="float" office:value="495">
            <text:p>495</text:p>
          </table:table-cell>
          <table:table-cell table:number-columns-repeated="16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604">
            <text:p>3604</text:p>
          </table:table-cell>
          <table:table-cell/>
          <table:table-cell office:value-type="float" office:value="3439">
            <text:p>3439</text:p>
          </table:table-cell>
          <table:table-cell office:value-type="float" office:value="486">
            <text:p>486</text:p>
          </table:table-cell>
          <table:table-cell table:number-columns-repeated="16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683">
            <text:p>3683</text:p>
          </table:table-cell>
          <table:table-cell/>
          <table:table-cell office:value-type="float" office:value="3803">
            <text:p>3803</text:p>
          </table:table-cell>
          <table:table-cell office:value-type="float" office:value="484">
            <text:p>484</text:p>
          </table:table-cell>
          <table:table-cell table:number-columns-repeated="16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068">
            <text:p>3068</text:p>
          </table:table-cell>
          <table:table-cell/>
          <table:table-cell office:value-type="float" office:value="4019">
            <text:p>4019</text:p>
          </table:table-cell>
          <table:table-cell office:value-type="float" office:value="611">
            <text:p>611</text:p>
          </table:table-cell>
          <table:table-cell table:number-columns-repeated="16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471">
            <text:p>3471</text:p>
          </table:table-cell>
          <table:table-cell/>
          <table:table-cell office:value-type="float" office:value="2909">
            <text:p>2909</text:p>
          </table:table-cell>
          <table:table-cell office:value-type="float" office:value="480">
            <text:p>480</text:p>
          </table:table-cell>
          <table:table-cell table:number-columns-repeated="16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3412">
            <text:p>3412</text:p>
          </table:table-cell>
          <table:table-cell/>
          <table:table-cell office:value-type="float" office:value="3828">
            <text:p>3828</text:p>
          </table:table-cell>
          <table:table-cell office:value-type="float" office:value="537">
            <text:p>537</text:p>
          </table:table-cell>
          <table:table-cell table:number-columns-repeated="16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183">
            <text:p>3183</text:p>
          </table:table-cell>
          <table:table-cell/>
          <table:table-cell office:value-type="float" office:value="3711">
            <text:p>3711</text:p>
          </table:table-cell>
          <table:table-cell office:value-type="float" office:value="474">
            <text:p>474</text:p>
          </table:table-cell>
          <table:table-cell table:number-columns-repeated="16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897">
            <text:p>3897</text:p>
          </table:table-cell>
          <table:table-cell/>
          <table:table-cell office:value-type="float" office:value="3526">
            <text:p>3526</text:p>
          </table:table-cell>
          <table:table-cell office:value-type="float" office:value="449">
            <text:p>449</text:p>
          </table:table-cell>
          <table:table-cell table:number-columns-repeated="16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3780">
            <text:p>3780</text:p>
          </table:table-cell>
          <table:table-cell/>
          <table:table-cell office:value-type="float" office:value="3240">
            <text:p>3240</text:p>
          </table:table-cell>
          <table:table-cell office:value-type="float" office:value="519">
            <text:p>519</text:p>
          </table:table-cell>
          <table:table-cell table:number-columns-repeated="16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116">
            <text:p>3116</text:p>
          </table:table-cell>
          <table:table-cell/>
          <table:table-cell office:value-type="float" office:value="3950">
            <text:p>3950</text:p>
          </table:table-cell>
          <table:table-cell office:value-type="float" office:value="556">
            <text:p>556</text:p>
          </table:table-cell>
          <table:table-cell table:number-columns-repeated="16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659">
            <text:p>3659</text:p>
          </table:table-cell>
          <table:table-cell/>
          <table:table-cell office:value-type="float" office:value="2787">
            <text:p>2787</text:p>
          </table:table-cell>
          <table:table-cell office:value-type="float" office:value="530">
            <text:p>530</text:p>
          </table:table-cell>
          <table:table-cell table:number-columns-repeated="16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500">
            <text:p>3500</text:p>
          </table:table-cell>
          <table:table-cell/>
          <table:table-cell office:value-type="float" office:value="3411">
            <text:p>3411</text:p>
          </table:table-cell>
          <table:table-cell office:value-type="float" office:value="459">
            <text:p>459</text:p>
          </table:table-cell>
          <table:table-cell table:number-columns-repeated="16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981">
            <text:p>3981</text:p>
          </table:table-cell>
          <table:table-cell/>
          <table:table-cell office:value-type="float" office:value="3298">
            <text:p>3298</text:p>
          </table:table-cell>
          <table:table-cell office:value-type="float" office:value="475">
            <text:p>475</text:p>
          </table:table-cell>
          <table:table-cell table:number-columns-repeated="16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3609">
            <text:p>3609</text:p>
          </table:table-cell>
          <table:table-cell/>
          <table:table-cell office:value-type="float" office:value="3476">
            <text:p>3476</text:p>
          </table:table-cell>
          <table:table-cell office:value-type="float" office:value="553">
            <text:p>553</text:p>
          </table:table-cell>
          <table:table-cell table:number-columns-repeated="16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097">
            <text:p>3097</text:p>
          </table:table-cell>
          <table:table-cell/>
          <table:table-cell office:value-type="float" office:value="3229">
            <text:p>3229</text:p>
          </table:table-cell>
          <table:table-cell office:value-type="float" office:value="481">
            <text:p>481</text:p>
          </table:table-cell>
          <table:table-cell table:number-columns-repeated="16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021">
            <text:p>4021</text:p>
          </table:table-cell>
          <table:table-cell/>
          <table:table-cell office:value-type="float" office:value="3777">
            <text:p>3777</text:p>
          </table:table-cell>
          <table:table-cell office:value-type="float" office:value="471">
            <text:p>471</text:p>
          </table:table-cell>
          <table:table-cell table:number-columns-repeated="16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3738">
            <text:p>3738</text:p>
          </table:table-cell>
          <table:table-cell/>
          <table:table-cell office:value-type="float" office:value="3636">
            <text:p>3636</text:p>
          </table:table-cell>
          <table:table-cell office:value-type="float" office:value="451">
            <text:p>451</text:p>
          </table:table-cell>
          <table:table-cell table:number-columns-repeated="16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125">
            <text:p>3125</text:p>
          </table:table-cell>
          <table:table-cell/>
          <table:table-cell office:value-type="float" office:value="3537">
            <text:p>3537</text:p>
          </table:table-cell>
          <table:table-cell office:value-type="float" office:value="497">
            <text:p>497</text:p>
          </table:table-cell>
          <table:table-cell table:number-columns-repeated="16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4286">
            <text:p>4286</text:p>
          </table:table-cell>
          <table:table-cell/>
          <table:table-cell office:value-type="float" office:value="3256">
            <text:p>3256</text:p>
          </table:table-cell>
          <table:table-cell office:value-type="float" office:value="569">
            <text:p>569</text:p>
          </table:table-cell>
          <table:table-cell table:number-columns-repeated="16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3627">
            <text:p>3627</text:p>
          </table:table-cell>
          <table:table-cell/>
          <table:table-cell office:value-type="float" office:value="2680">
            <text:p>2680</text:p>
          </table:table-cell>
          <table:table-cell office:value-type="float" office:value="437">
            <text:p>437</text:p>
          </table:table-cell>
          <table:table-cell table:number-columns-repeated="1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821">
            <text:p>3821</text:p>
          </table:table-cell>
          <table:table-cell/>
          <table:table-cell office:value-type="float" office:value="3629">
            <text:p>3629</text:p>
          </table:table-cell>
          <table:table-cell office:value-type="float" office:value="500">
            <text:p>500</text:p>
          </table:table-cell>
          <table:table-cell table:number-columns-repeated="1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752">
            <text:p>3752</text:p>
          </table:table-cell>
          <table:table-cell/>
          <table:table-cell office:value-type="float" office:value="3166">
            <text:p>3166</text:p>
          </table:table-cell>
          <table:table-cell office:value-type="float" office:value="512">
            <text:p>512</text:p>
          </table:table-cell>
          <table:table-cell table:number-columns-repeated="16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506">
            <text:p>3506</text:p>
          </table:table-cell>
          <table:table-cell/>
          <table:table-cell office:value-type="float" office:value="3120">
            <text:p>3120</text:p>
          </table:table-cell>
          <table:table-cell office:value-type="float" office:value="472">
            <text:p>472</text:p>
          </table:table-cell>
          <table:table-cell table:number-columns-repeated="16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934">
            <text:p>3934</text:p>
          </table:table-cell>
          <table:table-cell/>
          <table:table-cell office:value-type="float" office:value="3373">
            <text:p>3373</text:p>
          </table:table-cell>
          <table:table-cell office:value-type="float" office:value="504">
            <text:p>504</text:p>
          </table:table-cell>
          <table:table-cell table:number-columns-repeated="16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888">
            <text:p>3888</text:p>
          </table:table-cell>
          <table:table-cell/>
          <table:table-cell office:value-type="float" office:value="3696">
            <text:p>3696</text:p>
          </table:table-cell>
          <table:table-cell office:value-type="float" office:value="498">
            <text:p>498</text:p>
          </table:table-cell>
          <table:table-cell table:number-columns-repeated="16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3724">
            <text:p>3724</text:p>
          </table:table-cell>
          <table:table-cell/>
          <table:table-cell office:value-type="float" office:value="3472">
            <text:p>3472</text:p>
          </table:table-cell>
          <table:table-cell office:value-type="float" office:value="463">
            <text:p>463</text:p>
          </table:table-cell>
          <table:table-cell table:number-columns-repeated="1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114">
            <text:p>3114</text:p>
          </table:table-cell>
          <table:table-cell/>
          <table:table-cell office:value-type="float" office:value="3835">
            <text:p>3835</text:p>
          </table:table-cell>
          <table:table-cell office:value-type="float" office:value="536">
            <text:p>536</text:p>
          </table:table-cell>
          <table:table-cell table:number-columns-repeated="16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644">
            <text:p>3644</text:p>
          </table:table-cell>
          <table:table-cell/>
          <table:table-cell office:value-type="float" office:value="3091">
            <text:p>3091</text:p>
          </table:table-cell>
          <table:table-cell office:value-type="float" office:value="472">
            <text:p>472</text:p>
          </table:table-cell>
          <table:table-cell table:number-columns-repeated="16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3528">
            <text:p>3528</text:p>
          </table:table-cell>
          <table:table-cell/>
          <table:table-cell office:value-type="float" office:value="3607">
            <text:p>3607</text:p>
          </table:table-cell>
          <table:table-cell office:value-type="float" office:value="453">
            <text:p>453</text:p>
          </table:table-cell>
          <table:table-cell table:number-columns-repeated="16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088">
            <text:p>3088</text:p>
          </table:table-cell>
          <table:table-cell/>
          <table:table-cell office:value-type="float" office:value="3267">
            <text:p>3267</text:p>
          </table:table-cell>
          <table:table-cell office:value-type="float" office:value="504">
            <text:p>504</text:p>
          </table:table-cell>
          <table:table-cell table:number-columns-repeated="16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3503">
            <text:p>3503</text:p>
          </table:table-cell>
          <table:table-cell/>
          <table:table-cell office:value-type="float" office:value="3532">
            <text:p>3532</text:p>
          </table:table-cell>
          <table:table-cell office:value-type="float" office:value="566">
            <text:p>566</text:p>
          </table:table-cell>
          <table:table-cell table:number-columns-repeated="16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108">
            <text:p>3108</text:p>
          </table:table-cell>
          <table:table-cell/>
          <table:table-cell office:value-type="float" office:value="3371">
            <text:p>3371</text:p>
          </table:table-cell>
          <table:table-cell office:value-type="float" office:value="491">
            <text:p>491</text:p>
          </table:table-cell>
          <table:table-cell table:number-columns-repeated="16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157">
            <text:p>3157</text:p>
          </table:table-cell>
          <table:table-cell/>
          <table:table-cell office:value-type="float" office:value="3842">
            <text:p>3842</text:p>
          </table:table-cell>
          <table:table-cell office:value-type="float" office:value="484">
            <text:p>484</text:p>
          </table:table-cell>
          <table:table-cell table:number-columns-repeated="16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906">
            <text:p>3906</text:p>
          </table:table-cell>
          <table:table-cell/>
          <table:table-cell office:value-type="float" office:value="3723">
            <text:p>3723</text:p>
          </table:table-cell>
          <table:table-cell office:value-type="float" office:value="454">
            <text:p>454</text:p>
          </table:table-cell>
          <table:table-cell table:number-columns-repeated="16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430">
            <text:p>3430</text:p>
          </table:table-cell>
          <table:table-cell/>
          <table:table-cell office:value-type="float" office:value="3605">
            <text:p>3605</text:p>
          </table:table-cell>
          <table:table-cell office:value-type="float" office:value="516">
            <text:p>516</text:p>
          </table:table-cell>
          <table:table-cell table:number-columns-repeated="16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791">
            <text:p>3791</text:p>
          </table:table-cell>
          <table:table-cell/>
          <table:table-cell office:value-type="float" office:value="3266">
            <text:p>3266</text:p>
          </table:table-cell>
          <table:table-cell office:value-type="float" office:value="513">
            <text:p>513</text:p>
          </table:table-cell>
          <table:table-cell table:number-columns-repeated="1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3472">
            <text:p>3472</text:p>
          </table:table-cell>
          <table:table-cell/>
          <table:table-cell office:value-type="float" office:value="3257">
            <text:p>3257</text:p>
          </table:table-cell>
          <table:table-cell office:value-type="float" office:value="494">
            <text:p>494</text:p>
          </table:table-cell>
          <table:table-cell table:number-columns-repeated="16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091">
            <text:p>3091</text:p>
          </table:table-cell>
          <table:table-cell/>
          <table:table-cell office:value-type="float" office:value="3313">
            <text:p>3313</text:p>
          </table:table-cell>
          <table:table-cell office:value-type="float" office:value="491">
            <text:p>491</text:p>
          </table:table-cell>
          <table:table-cell table:number-columns-repeated="16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031">
            <text:p>3031</text:p>
          </table:table-cell>
          <table:table-cell/>
          <table:table-cell office:value-type="float" office:value="3566">
            <text:p>3566</text:p>
          </table:table-cell>
          <table:table-cell office:value-type="float" office:value="485">
            <text:p>485</text:p>
          </table:table-cell>
          <table:table-cell table:number-columns-repeated="16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3710">
            <text:p>3710</text:p>
          </table:table-cell>
          <table:table-cell/>
          <table:table-cell office:value-type="float" office:value="3376">
            <text:p>3376</text:p>
          </table:table-cell>
          <table:table-cell office:value-type="float" office:value="425">
            <text:p>425</text:p>
          </table:table-cell>
          <table:table-cell table:number-columns-repeated="16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842">
            <text:p>3842</text:p>
          </table:table-cell>
          <table:table-cell/>
          <table:table-cell office:value-type="float" office:value="3494">
            <text:p>3494</text:p>
          </table:table-cell>
          <table:table-cell office:value-type="float" office:value="503">
            <text:p>503</text:p>
          </table:table-cell>
          <table:table-cell table:number-columns-repeated="16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3675">
            <text:p>3675</text:p>
          </table:table-cell>
          <table:table-cell/>
          <table:table-cell office:value-type="float" office:value="3443">
            <text:p>3443</text:p>
          </table:table-cell>
          <table:table-cell office:value-type="float" office:value="493">
            <text:p>493</text:p>
          </table:table-cell>
          <table:table-cell table:number-columns-repeated="16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3798">
            <text:p>3798</text:p>
          </table:table-cell>
          <table:table-cell/>
          <table:table-cell office:value-type="float" office:value="3720">
            <text:p>3720</text:p>
          </table:table-cell>
          <table:table-cell office:value-type="float" office:value="518">
            <text:p>518</text:p>
          </table:table-cell>
          <table:table-cell table:number-columns-repeated="16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728">
            <text:p>3728</text:p>
          </table:table-cell>
          <table:table-cell/>
          <table:table-cell office:value-type="float" office:value="3327">
            <text:p>3327</text:p>
          </table:table-cell>
          <table:table-cell office:value-type="float" office:value="537">
            <text:p>537</text:p>
          </table:table-cell>
          <table:table-cell table:number-columns-repeated="16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959">
            <text:p>3959</text:p>
          </table:table-cell>
          <table:table-cell/>
          <table:table-cell office:value-type="float" office:value="3200">
            <text:p>3200</text:p>
          </table:table-cell>
          <table:table-cell office:value-type="float" office:value="493">
            <text:p>493</text:p>
          </table:table-cell>
          <table:table-cell table:number-columns-repeated="16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480">
            <text:p>3480</text:p>
          </table:table-cell>
          <table:table-cell/>
          <table:table-cell office:value-type="float" office:value="3490">
            <text:p>3490</text:p>
          </table:table-cell>
          <table:table-cell office:value-type="float" office:value="408">
            <text:p>408</text:p>
          </table:table-cell>
          <table:table-cell table:number-columns-repeated="16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549">
            <text:p>3549</text:p>
          </table:table-cell>
          <table:table-cell/>
          <table:table-cell office:value-type="float" office:value="3418">
            <text:p>3418</text:p>
          </table:table-cell>
          <table:table-cell office:value-type="float" office:value="502">
            <text:p>502</text:p>
          </table:table-cell>
          <table:table-cell table:number-columns-repeated="16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860">
            <text:p>3860</text:p>
          </table:table-cell>
          <table:table-cell/>
          <table:table-cell office:value-type="float" office:value="3173">
            <text:p>3173</text:p>
          </table:table-cell>
          <table:table-cell office:value-type="float" office:value="426">
            <text:p>426</text:p>
          </table:table-cell>
          <table:table-cell table:number-columns-repeated="16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774">
            <text:p>3774</text:p>
          </table:table-cell>
          <table:table-cell/>
          <table:table-cell office:value-type="float" office:value="3695">
            <text:p>3695</text:p>
          </table:table-cell>
          <table:table-cell office:value-type="float" office:value="484">
            <text:p>484</text:p>
          </table:table-cell>
          <table:table-cell table:number-columns-repeated="16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833">
            <text:p>3833</text:p>
          </table:table-cell>
          <table:table-cell/>
          <table:table-cell office:value-type="float" office:value="3673">
            <text:p>3673</text:p>
          </table:table-cell>
          <table:table-cell office:value-type="float" office:value="488">
            <text:p>488</text:p>
          </table:table-cell>
          <table:table-cell table:number-columns-repeated="16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538">
            <text:p>3538</text:p>
          </table:table-cell>
          <table:table-cell/>
          <table:table-cell office:value-type="float" office:value="3153">
            <text:p>3153</text:p>
          </table:table-cell>
          <table:table-cell office:value-type="float" office:value="528">
            <text:p>528</text:p>
          </table:table-cell>
          <table:table-cell table:number-columns-repeated="16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780">
            <text:p>3780</text:p>
          </table:table-cell>
          <table:table-cell/>
          <table:table-cell office:value-type="float" office:value="3824">
            <text:p>3824</text:p>
          </table:table-cell>
          <table:table-cell office:value-type="float" office:value="472">
            <text:p>472</text:p>
          </table:table-cell>
          <table:table-cell table:number-columns-repeated="1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770">
            <text:p>3770</text:p>
          </table:table-cell>
          <table:table-cell/>
          <table:table-cell office:value-type="float" office:value="3607">
            <text:p>3607</text:p>
          </table:table-cell>
          <table:table-cell office:value-type="float" office:value="517">
            <text:p>517</text:p>
          </table:table-cell>
          <table:table-cell table:number-columns-repeated="16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3769">
            <text:p>3769</text:p>
          </table:table-cell>
          <table:table-cell/>
          <table:table-cell office:value-type="float" office:value="3520">
            <text:p>3520</text:p>
          </table:table-cell>
          <table:table-cell office:value-type="float" office:value="547">
            <text:p>547</text:p>
          </table:table-cell>
          <table:table-cell table:number-columns-repeated="16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382">
            <text:p>4382</text:p>
          </table:table-cell>
          <table:table-cell/>
          <table:table-cell office:value-type="float" office:value="3275">
            <text:p>3275</text:p>
          </table:table-cell>
          <table:table-cell office:value-type="float" office:value="532">
            <text:p>532</text:p>
          </table:table-cell>
          <table:table-cell table:number-columns-repeated="16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903">
            <text:p>3903</text:p>
          </table:table-cell>
          <table:table-cell/>
          <table:table-cell office:value-type="float" office:value="3182">
            <text:p>3182</text:p>
          </table:table-cell>
          <table:table-cell office:value-type="float" office:value="610">
            <text:p>610</text:p>
          </table:table-cell>
          <table:table-cell table:number-columns-repeated="16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665">
            <text:p>3665</text:p>
          </table:table-cell>
          <table:table-cell/>
          <table:table-cell office:value-type="float" office:value="2786">
            <text:p>2786</text:p>
          </table:table-cell>
          <table:table-cell office:value-type="float" office:value="491">
            <text:p>491</text:p>
          </table:table-cell>
          <table:table-cell table:number-columns-repeated="16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779">
            <text:p>3779</text:p>
          </table:table-cell>
          <table:table-cell/>
          <table:table-cell office:value-type="float" office:value="3794">
            <text:p>3794</text:p>
          </table:table-cell>
          <table:table-cell office:value-type="float" office:value="486">
            <text:p>486</text:p>
          </table:table-cell>
          <table:table-cell table:number-columns-repeated="16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474">
            <text:p>3474</text:p>
          </table:table-cell>
          <table:table-cell/>
          <table:table-cell office:value-type="float" office:value="3499">
            <text:p>3499</text:p>
          </table:table-cell>
          <table:table-cell office:value-type="float" office:value="608">
            <text:p>608</text:p>
          </table:table-cell>
          <table:table-cell table:number-columns-repeated="16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3785">
            <text:p>3785</text:p>
          </table:table-cell>
          <table:table-cell/>
          <table:table-cell office:value-type="float" office:value="3371">
            <text:p>3371</text:p>
          </table:table-cell>
          <table:table-cell office:value-type="float" office:value="493">
            <text:p>493</text:p>
          </table:table-cell>
          <table:table-cell table:number-columns-repeated="16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3207">
            <text:p>3207</text:p>
          </table:table-cell>
          <table:table-cell/>
          <table:table-cell office:value-type="float" office:value="3546">
            <text:p>3546</text:p>
          </table:table-cell>
          <table:table-cell office:value-type="float" office:value="497">
            <text:p>497</text:p>
          </table:table-cell>
          <table:table-cell table:number-columns-repeated="16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724">
            <text:p>3724</text:p>
          </table:table-cell>
          <table:table-cell/>
          <table:table-cell office:value-type="float" office:value="3691">
            <text:p>3691</text:p>
          </table:table-cell>
          <table:table-cell office:value-type="float" office:value="462">
            <text:p>462</text:p>
          </table:table-cell>
          <table:table-cell table:number-columns-repeated="16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475">
            <text:p>3475</text:p>
          </table:table-cell>
          <table:table-cell/>
          <table:table-cell office:value-type="float" office:value="3917">
            <text:p>3917</text:p>
          </table:table-cell>
          <table:table-cell office:value-type="float" office:value="446">
            <text:p>446</text:p>
          </table:table-cell>
          <table:table-cell table:number-columns-repeated="16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3891">
            <text:p>3891</text:p>
          </table:table-cell>
          <table:table-cell/>
          <table:table-cell office:value-type="float" office:value="3686">
            <text:p>3686</text:p>
          </table:table-cell>
          <table:table-cell office:value-type="float" office:value="523">
            <text:p>523</text:p>
          </table:table-cell>
          <table:table-cell table:number-columns-repeated="16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580">
            <text:p>3580</text:p>
          </table:table-cell>
          <table:table-cell/>
          <table:table-cell office:value-type="float" office:value="3579">
            <text:p>3579</text:p>
          </table:table-cell>
          <table:table-cell office:value-type="float" office:value="434">
            <text:p>434</text:p>
          </table:table-cell>
          <table:table-cell table:number-columns-repeated="16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390">
            <text:p>3390</text:p>
          </table:table-cell>
          <table:table-cell/>
          <table:table-cell office:value-type="float" office:value="3615">
            <text:p>3615</text:p>
          </table:table-cell>
          <table:table-cell office:value-type="float" office:value="524">
            <text:p>524</text:p>
          </table:table-cell>
          <table:table-cell table:number-columns-repeated="16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869">
            <text:p>3869</text:p>
          </table:table-cell>
          <table:table-cell/>
          <table:table-cell office:value-type="float" office:value="3377">
            <text:p>3377</text:p>
          </table:table-cell>
          <table:table-cell office:value-type="float" office:value="481">
            <text:p>481</text:p>
          </table:table-cell>
          <table:table-cell table:number-columns-repeated="16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473">
            <text:p>3473</text:p>
          </table:table-cell>
          <table:table-cell/>
          <table:table-cell office:value-type="float" office:value="3465">
            <text:p>3465</text:p>
          </table:table-cell>
          <table:table-cell office:value-type="float" office:value="488">
            <text:p>488</text:p>
          </table:table-cell>
          <table:table-cell table:number-columns-repeated="16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796">
            <text:p>3796</text:p>
          </table:table-cell>
          <table:table-cell/>
          <table:table-cell office:value-type="float" office:value="3294">
            <text:p>3294</text:p>
          </table:table-cell>
          <table:table-cell office:value-type="float" office:value="491">
            <text:p>491</text:p>
          </table:table-cell>
          <table:table-cell table:number-columns-repeated="16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3813">
            <text:p>3813</text:p>
          </table:table-cell>
          <table:table-cell/>
          <table:table-cell office:value-type="float" office:value="3246">
            <text:p>3246</text:p>
          </table:table-cell>
          <table:table-cell office:value-type="float" office:value="471">
            <text:p>471</text:p>
          </table:table-cell>
          <table:table-cell table:number-columns-repeated="16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406">
            <text:p>3406</text:p>
          </table:table-cell>
          <table:table-cell/>
          <table:table-cell office:value-type="float" office:value="3285">
            <text:p>3285</text:p>
          </table:table-cell>
          <table:table-cell office:value-type="float" office:value="509">
            <text:p>509</text:p>
          </table:table-cell>
          <table:table-cell table:number-columns-repeated="16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499">
            <text:p>3499</text:p>
          </table:table-cell>
          <table:table-cell/>
          <table:table-cell office:value-type="float" office:value="3092">
            <text:p>3092</text:p>
          </table:table-cell>
          <table:table-cell office:value-type="float" office:value="479">
            <text:p>479</text:p>
          </table:table-cell>
          <table:table-cell table:number-columns-repeated="16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091">
            <text:p>3091</text:p>
          </table:table-cell>
          <table:table-cell/>
          <table:table-cell office:value-type="float" office:value="3459">
            <text:p>3459</text:p>
          </table:table-cell>
          <table:table-cell office:value-type="float" office:value="523">
            <text:p>523</text:p>
          </table:table-cell>
          <table:table-cell table:number-columns-repeated="16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731">
            <text:p>3731</text:p>
          </table:table-cell>
          <table:table-cell/>
          <table:table-cell office:value-type="float" office:value="3318">
            <text:p>3318</text:p>
          </table:table-cell>
          <table:table-cell office:value-type="float" office:value="497">
            <text:p>497</text:p>
          </table:table-cell>
          <table:table-cell table:number-columns-repeated="16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576">
            <text:p>3576</text:p>
          </table:table-cell>
          <table:table-cell/>
          <table:table-cell office:value-type="float" office:value="3148">
            <text:p>3148</text:p>
          </table:table-cell>
          <table:table-cell office:value-type="float" office:value="540">
            <text:p>540</text:p>
          </table:table-cell>
          <table:table-cell table:number-columns-repeated="16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310">
            <text:p>3310</text:p>
          </table:table-cell>
          <table:table-cell/>
          <table:table-cell office:value-type="float" office:value="3254">
            <text:p>3254</text:p>
          </table:table-cell>
          <table:table-cell office:value-type="float" office:value="491">
            <text:p>491</text:p>
          </table:table-cell>
          <table:table-cell table:number-columns-repeated="16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720">
            <text:p>3720</text:p>
          </table:table-cell>
          <table:table-cell/>
          <table:table-cell office:value-type="float" office:value="3818">
            <text:p>3818</text:p>
          </table:table-cell>
          <table:table-cell office:value-type="float" office:value="447">
            <text:p>447</text:p>
          </table:table-cell>
          <table:table-cell table:number-columns-repeated="16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3357">
            <text:p>3357</text:p>
          </table:table-cell>
          <table:table-cell/>
          <table:table-cell office:value-type="float" office:value="3813">
            <text:p>3813</text:p>
          </table:table-cell>
          <table:table-cell office:value-type="float" office:value="502">
            <text:p>502</text:p>
          </table:table-cell>
          <table:table-cell table:number-columns-repeated="16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3771">
            <text:p>3771</text:p>
          </table:table-cell>
          <table:table-cell/>
          <table:table-cell office:value-type="float" office:value="3928">
            <text:p>3928</text:p>
          </table:table-cell>
          <table:table-cell office:value-type="float" office:value="529">
            <text:p>529</text:p>
          </table:table-cell>
          <table:table-cell table:number-columns-repeated="16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644">
            <text:p>3644</text:p>
          </table:table-cell>
          <table:table-cell/>
          <table:table-cell office:value-type="float" office:value="3217">
            <text:p>3217</text:p>
          </table:table-cell>
          <table:table-cell office:value-type="float" office:value="502">
            <text:p>502</text:p>
          </table:table-cell>
          <table:table-cell table:number-columns-repeated="16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639">
            <text:p>3639</text:p>
          </table:table-cell>
          <table:table-cell/>
          <table:table-cell office:value-type="float" office:value="3984">
            <text:p>3984</text:p>
          </table:table-cell>
          <table:table-cell office:value-type="float" office:value="461">
            <text:p>461</text:p>
          </table:table-cell>
          <table:table-cell table:number-columns-repeated="16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873">
            <text:p>3873</text:p>
          </table:table-cell>
          <table:table-cell/>
          <table:table-cell office:value-type="float" office:value="3393">
            <text:p>3393</text:p>
          </table:table-cell>
          <table:table-cell office:value-type="float" office:value="510">
            <text:p>510</text:p>
          </table:table-cell>
          <table:table-cell table:number-columns-repeated="16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3560">
            <text:p>3560</text:p>
          </table:table-cell>
          <table:table-cell/>
          <table:table-cell office:value-type="float" office:value="3217">
            <text:p>3217</text:p>
          </table:table-cell>
          <table:table-cell office:value-type="float" office:value="472">
            <text:p>472</text:p>
          </table:table-cell>
          <table:table-cell table:number-columns-repeated="16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3154">
            <text:p>3154</text:p>
          </table:table-cell>
          <table:table-cell/>
          <table:table-cell office:value-type="float" office:value="3588">
            <text:p>3588</text:p>
          </table:table-cell>
          <table:table-cell office:value-type="float" office:value="525">
            <text:p>525</text:p>
          </table:table-cell>
          <table:table-cell table:number-columns-repeated="16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111">
            <text:p>3111</text:p>
          </table:table-cell>
          <table:table-cell/>
          <table:table-cell office:value-type="float" office:value="3404">
            <text:p>3404</text:p>
          </table:table-cell>
          <table:table-cell office:value-type="float" office:value="473">
            <text:p>473</text:p>
          </table:table-cell>
          <table:table-cell table:number-columns-repeated="16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509">
            <text:p>3509</text:p>
          </table:table-cell>
          <table:table-cell/>
          <table:table-cell office:value-type="float" office:value="3144">
            <text:p>3144</text:p>
          </table:table-cell>
          <table:table-cell office:value-type="float" office:value="448">
            <text:p>448</text:p>
          </table:table-cell>
          <table:table-cell table:number-columns-repeated="16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670">
            <text:p>3670</text:p>
          </table:table-cell>
          <table:table-cell/>
          <table:table-cell office:value-type="float" office:value="3452">
            <text:p>3452</text:p>
          </table:table-cell>
          <table:table-cell office:value-type="float" office:value="468">
            <text:p>468</text:p>
          </table:table-cell>
          <table:table-cell table:number-columns-repeated="16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501">
            <text:p>3501</text:p>
          </table:table-cell>
          <table:table-cell/>
          <table:table-cell office:value-type="float" office:value="3419">
            <text:p>3419</text:p>
          </table:table-cell>
          <table:table-cell office:value-type="float" office:value="495">
            <text:p>495</text:p>
          </table:table-cell>
          <table:table-cell table:number-columns-repeated="16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807">
            <text:p>3807</text:p>
          </table:table-cell>
          <table:table-cell/>
          <table:table-cell office:value-type="float" office:value="3898">
            <text:p>3898</text:p>
          </table:table-cell>
          <table:table-cell office:value-type="float" office:value="462">
            <text:p>462</text:p>
          </table:table-cell>
          <table:table-cell table:number-columns-repeated="16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453">
            <text:p>3453</text:p>
          </table:table-cell>
          <table:table-cell/>
          <table:table-cell office:value-type="float" office:value="3887">
            <text:p>3887</text:p>
          </table:table-cell>
          <table:table-cell office:value-type="float" office:value="433">
            <text:p>433</text:p>
          </table:table-cell>
          <table:table-cell table:number-columns-repeated="16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433">
            <text:p>3433</text:p>
          </table:table-cell>
          <table:table-cell/>
          <table:table-cell office:value-type="float" office:value="3130">
            <text:p>3130</text:p>
          </table:table-cell>
          <table:table-cell office:value-type="float" office:value="533">
            <text:p>533</text:p>
          </table:table-cell>
          <table:table-cell table:number-columns-repeated="16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052">
            <text:p>3052</text:p>
          </table:table-cell>
          <table:table-cell/>
          <table:table-cell office:value-type="float" office:value="3222">
            <text:p>3222</text:p>
          </table:table-cell>
          <table:table-cell office:value-type="float" office:value="481">
            <text:p>481</text:p>
          </table:table-cell>
          <table:table-cell table:number-columns-repeated="16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3711">
            <text:p>3711</text:p>
          </table:table-cell>
          <table:table-cell/>
          <table:table-cell office:value-type="float" office:value="3288">
            <text:p>3288</text:p>
          </table:table-cell>
          <table:table-cell office:value-type="float" office:value="462">
            <text:p>462</text:p>
          </table:table-cell>
          <table:table-cell table:number-columns-repeated="16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645">
            <text:p>3645</text:p>
          </table:table-cell>
          <table:table-cell/>
          <table:table-cell office:value-type="float" office:value="3734">
            <text:p>3734</text:p>
          </table:table-cell>
          <table:table-cell office:value-type="float" office:value="438">
            <text:p>438</text:p>
          </table:table-cell>
          <table:table-cell table:number-columns-repeated="16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3720">
            <text:p>3720</text:p>
          </table:table-cell>
          <table:table-cell/>
          <table:table-cell office:value-type="float" office:value="3765">
            <text:p>3765</text:p>
          </table:table-cell>
          <table:table-cell office:value-type="float" office:value="445">
            <text:p>445</text:p>
          </table:table-cell>
          <table:table-cell table:number-columns-repeated="16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907">
            <text:p>3907</text:p>
          </table:table-cell>
          <table:table-cell/>
          <table:table-cell office:value-type="float" office:value="3755">
            <text:p>3755</text:p>
          </table:table-cell>
          <table:table-cell office:value-type="float" office:value="501">
            <text:p>501</text:p>
          </table:table-cell>
          <table:table-cell table:number-columns-repeated="16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896">
            <text:p>3896</text:p>
          </table:table-cell>
          <table:table-cell/>
          <table:table-cell office:value-type="float" office:value="3574">
            <text:p>3574</text:p>
          </table:table-cell>
          <table:table-cell office:value-type="float" office:value="581">
            <text:p>581</text:p>
          </table:table-cell>
          <table:table-cell table:number-columns-repeated="16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086">
            <text:p>3086</text:p>
          </table:table-cell>
          <table:table-cell/>
          <table:table-cell office:value-type="float" office:value="2808">
            <text:p>2808</text:p>
          </table:table-cell>
          <table:table-cell office:value-type="float" office:value="542">
            <text:p>542</text:p>
          </table:table-cell>
          <table:table-cell table:number-columns-repeated="1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3764">
            <text:p>3764</text:p>
          </table:table-cell>
          <table:table-cell/>
          <table:table-cell office:value-type="float" office:value="4076">
            <text:p>4076</text:p>
          </table:table-cell>
          <table:table-cell office:value-type="float" office:value="484">
            <text:p>484</text:p>
          </table:table-cell>
          <table:table-cell table:number-columns-repeated="16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256">
            <text:p>3256</text:p>
          </table:table-cell>
          <table:table-cell/>
          <table:table-cell office:value-type="float" office:value="3525">
            <text:p>3525</text:p>
          </table:table-cell>
          <table:table-cell office:value-type="float" office:value="465">
            <text:p>465</text:p>
          </table:table-cell>
          <table:table-cell table:number-columns-repeated="16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3552">
            <text:p>3552</text:p>
          </table:table-cell>
          <table:table-cell/>
          <table:table-cell office:value-type="float" office:value="3695">
            <text:p>3695</text:p>
          </table:table-cell>
          <table:table-cell office:value-type="float" office:value="445">
            <text:p>445</text:p>
          </table:table-cell>
          <table:table-cell table:number-columns-repeated="16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093">
            <text:p>3093</text:p>
          </table:table-cell>
          <table:table-cell/>
          <table:table-cell office:value-type="float" office:value="3774">
            <text:p>3774</text:p>
          </table:table-cell>
          <table:table-cell office:value-type="float" office:value="420">
            <text:p>420</text:p>
          </table:table-cell>
          <table:table-cell table:number-columns-repeated="16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3668">
            <text:p>3668</text:p>
          </table:table-cell>
          <table:table-cell/>
          <table:table-cell office:value-type="float" office:value="3712">
            <text:p>3712</text:p>
          </table:table-cell>
          <table:table-cell office:value-type="float" office:value="562">
            <text:p>562</text:p>
          </table:table-cell>
          <table:table-cell table:number-columns-repeated="16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690">
            <text:p>3690</text:p>
          </table:table-cell>
          <table:table-cell/>
          <table:table-cell office:value-type="float" office:value="3481">
            <text:p>3481</text:p>
          </table:table-cell>
          <table:table-cell office:value-type="float" office:value="496">
            <text:p>496</text:p>
          </table:table-cell>
          <table:table-cell table:number-columns-repeated="16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452">
            <text:p>3452</text:p>
          </table:table-cell>
          <table:table-cell/>
          <table:table-cell office:value-type="float" office:value="3183">
            <text:p>3183</text:p>
          </table:table-cell>
          <table:table-cell office:value-type="float" office:value="451">
            <text:p>451</text:p>
          </table:table-cell>
          <table:table-cell table:number-columns-repeated="16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741">
            <text:p>3741</text:p>
          </table:table-cell>
          <table:table-cell/>
          <table:table-cell office:value-type="float" office:value="3462">
            <text:p>3462</text:p>
          </table:table-cell>
          <table:table-cell office:value-type="float" office:value="599">
            <text:p>599</text:p>
          </table:table-cell>
          <table:table-cell table:number-columns-repeated="16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707">
            <text:p>3707</text:p>
          </table:table-cell>
          <table:table-cell/>
          <table:table-cell office:value-type="float" office:value="2774">
            <text:p>2774</text:p>
          </table:table-cell>
          <table:table-cell office:value-type="float" office:value="514">
            <text:p>514</text:p>
          </table:table-cell>
          <table:table-cell table:number-columns-repeated="16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691">
            <text:p>3691</text:p>
          </table:table-cell>
          <table:table-cell/>
          <table:table-cell office:value-type="float" office:value="3623">
            <text:p>3623</text:p>
          </table:table-cell>
          <table:table-cell office:value-type="float" office:value="520">
            <text:p>520</text:p>
          </table:table-cell>
          <table:table-cell table:number-columns-repeated="16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3453">
            <text:p>3453</text:p>
          </table:table-cell>
          <table:table-cell/>
          <table:table-cell office:value-type="float" office:value="3635">
            <text:p>3635</text:p>
          </table:table-cell>
          <table:table-cell office:value-type="float" office:value="521">
            <text:p>521</text:p>
          </table:table-cell>
          <table:table-cell table:number-columns-repeated="16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3571">
            <text:p>3571</text:p>
          </table:table-cell>
          <table:table-cell/>
          <table:table-cell office:value-type="float" office:value="3411">
            <text:p>3411</text:p>
          </table:table-cell>
          <table:table-cell office:value-type="float" office:value="458">
            <text:p>458</text:p>
          </table:table-cell>
          <table:table-cell table:number-columns-repeated="1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033">
            <text:p>3033</text:p>
          </table:table-cell>
          <table:table-cell/>
          <table:table-cell office:value-type="float" office:value="3606">
            <text:p>3606</text:p>
          </table:table-cell>
          <table:table-cell office:value-type="float" office:value="480">
            <text:p>480</text:p>
          </table:table-cell>
          <table:table-cell table:number-columns-repeated="16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510">
            <text:p>3510</text:p>
          </table:table-cell>
          <table:table-cell/>
          <table:table-cell office:value-type="float" office:value="3129">
            <text:p>3129</text:p>
          </table:table-cell>
          <table:table-cell office:value-type="float" office:value="443">
            <text:p>443</text:p>
          </table:table-cell>
          <table:table-cell table:number-columns-repeated="16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629">
            <text:p>3629</text:p>
          </table:table-cell>
          <table:table-cell/>
          <table:table-cell office:value-type="float" office:value="3910">
            <text:p>3910</text:p>
          </table:table-cell>
          <table:table-cell office:value-type="float" office:value="514">
            <text:p>514</text:p>
          </table:table-cell>
          <table:table-cell table:number-columns-repeated="16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3604">
            <text:p>3604</text:p>
          </table:table-cell>
          <table:table-cell/>
          <table:table-cell office:value-type="float" office:value="3445">
            <text:p>3445</text:p>
          </table:table-cell>
          <table:table-cell office:value-type="float" office:value="487">
            <text:p>487</text:p>
          </table:table-cell>
          <table:table-cell table:number-columns-repeated="16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728">
            <text:p>3728</text:p>
          </table:table-cell>
          <table:table-cell/>
          <table:table-cell office:value-type="float" office:value="3434">
            <text:p>3434</text:p>
          </table:table-cell>
          <table:table-cell office:value-type="float" office:value="495">
            <text:p>495</text:p>
          </table:table-cell>
          <table:table-cell table:number-columns-repeated="16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735">
            <text:p>3735</text:p>
          </table:table-cell>
          <table:table-cell/>
          <table:table-cell office:value-type="float" office:value="3713">
            <text:p>3713</text:p>
          </table:table-cell>
          <table:table-cell office:value-type="float" office:value="495">
            <text:p>495</text:p>
          </table:table-cell>
          <table:table-cell table:number-columns-repeated="16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766">
            <text:p>3766</text:p>
          </table:table-cell>
          <table:table-cell/>
          <table:table-cell office:value-type="float" office:value="4057">
            <text:p>4057</text:p>
          </table:table-cell>
          <table:table-cell office:value-type="float" office:value="565">
            <text:p>565</text:p>
          </table:table-cell>
          <table:table-cell table:number-columns-repeated="16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686">
            <text:p>3686</text:p>
          </table:table-cell>
          <table:table-cell/>
          <table:table-cell office:value-type="float" office:value="2948">
            <text:p>2948</text:p>
          </table:table-cell>
          <table:table-cell office:value-type="float" office:value="460">
            <text:p>460</text:p>
          </table:table-cell>
          <table:table-cell table:number-columns-repeated="16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580">
            <text:p>3580</text:p>
          </table:table-cell>
          <table:table-cell/>
          <table:table-cell office:value-type="float" office:value="3741">
            <text:p>3741</text:p>
          </table:table-cell>
          <table:table-cell office:value-type="float" office:value="497">
            <text:p>497</text:p>
          </table:table-cell>
          <table:table-cell table:number-columns-repeated="16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360">
            <text:p>3360</text:p>
          </table:table-cell>
          <table:table-cell/>
          <table:table-cell office:value-type="float" office:value="3656">
            <text:p>3656</text:p>
          </table:table-cell>
          <table:table-cell office:value-type="float" office:value="549">
            <text:p>549</text:p>
          </table:table-cell>
          <table:table-cell table:number-columns-repeated="16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359">
            <text:p>3359</text:p>
          </table:table-cell>
          <table:table-cell/>
          <table:table-cell office:value-type="float" office:value="3733">
            <text:p>3733</text:p>
          </table:table-cell>
          <table:table-cell office:value-type="float" office:value="456">
            <text:p>456</text:p>
          </table:table-cell>
          <table:table-cell table:number-columns-repeated="16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874">
            <text:p>3874</text:p>
          </table:table-cell>
          <table:table-cell/>
          <table:table-cell office:value-type="float" office:value="3369">
            <text:p>3369</text:p>
          </table:table-cell>
          <table:table-cell office:value-type="float" office:value="526">
            <text:p>526</text:p>
          </table:table-cell>
          <table:table-cell table:number-columns-repeated="16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692">
            <text:p>3692</text:p>
          </table:table-cell>
          <table:table-cell/>
          <table:table-cell office:value-type="float" office:value="3892">
            <text:p>3892</text:p>
          </table:table-cell>
          <table:table-cell office:value-type="float" office:value="513">
            <text:p>513</text:p>
          </table:table-cell>
          <table:table-cell table:number-columns-repeated="16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3640">
            <text:p>3640</text:p>
          </table:table-cell>
          <table:table-cell/>
          <table:table-cell office:value-type="float" office:value="3320">
            <text:p>3320</text:p>
          </table:table-cell>
          <table:table-cell office:value-type="float" office:value="495">
            <text:p>495</text:p>
          </table:table-cell>
          <table:table-cell table:number-columns-repeated="16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187">
            <text:p>3187</text:p>
          </table:table-cell>
          <table:table-cell/>
          <table:table-cell office:value-type="float" office:value="3478">
            <text:p>3478</text:p>
          </table:table-cell>
          <table:table-cell office:value-type="float" office:value="486">
            <text:p>486</text:p>
          </table:table-cell>
          <table:table-cell table:number-columns-repeated="16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058">
            <text:p>3058</text:p>
          </table:table-cell>
          <table:table-cell/>
          <table:table-cell office:value-type="float" office:value="3685">
            <text:p>3685</text:p>
          </table:table-cell>
          <table:table-cell office:value-type="float" office:value="520">
            <text:p>520</text:p>
          </table:table-cell>
          <table:table-cell table:number-columns-repeated="16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481">
            <text:p>3481</text:p>
          </table:table-cell>
          <table:table-cell/>
          <table:table-cell office:value-type="float" office:value="3771">
            <text:p>3771</text:p>
          </table:table-cell>
          <table:table-cell office:value-type="float" office:value="450">
            <text:p>450</text:p>
          </table:table-cell>
          <table:table-cell table:number-columns-repeated="16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221">
            <text:p>3221</text:p>
          </table:table-cell>
          <table:table-cell/>
          <table:table-cell office:value-type="float" office:value="3272">
            <text:p>3272</text:p>
          </table:table-cell>
          <table:table-cell office:value-type="float" office:value="460">
            <text:p>460</text:p>
          </table:table-cell>
          <table:table-cell table:number-columns-repeated="16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719">
            <text:p>3719</text:p>
          </table:table-cell>
          <table:table-cell/>
          <table:table-cell office:value-type="float" office:value="3814">
            <text:p>3814</text:p>
          </table:table-cell>
          <table:table-cell office:value-type="float" office:value="431">
            <text:p>431</text:p>
          </table:table-cell>
          <table:table-cell table:number-columns-repeated="16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3653">
            <text:p>3653</text:p>
          </table:table-cell>
          <table:table-cell/>
          <table:table-cell office:value-type="float" office:value="3569">
            <text:p>3569</text:p>
          </table:table-cell>
          <table:table-cell office:value-type="float" office:value="512">
            <text:p>512</text:p>
          </table:table-cell>
          <table:table-cell table:number-columns-repeated="16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3488">
            <text:p>3488</text:p>
          </table:table-cell>
          <table:table-cell/>
          <table:table-cell office:value-type="float" office:value="3711">
            <text:p>3711</text:p>
          </table:table-cell>
          <table:table-cell office:value-type="float" office:value="529">
            <text:p>529</text:p>
          </table:table-cell>
          <table:table-cell table:number-columns-repeated="16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3811">
            <text:p>3811</text:p>
          </table:table-cell>
          <table:table-cell/>
          <table:table-cell office:value-type="float" office:value="3389">
            <text:p>3389</text:p>
          </table:table-cell>
          <table:table-cell office:value-type="float" office:value="526">
            <text:p>526</text:p>
          </table:table-cell>
          <table:table-cell table:number-columns-repeated="16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290">
            <text:p>3290</text:p>
          </table:table-cell>
          <table:table-cell/>
          <table:table-cell office:value-type="float" office:value="3287">
            <text:p>3287</text:p>
          </table:table-cell>
          <table:table-cell office:value-type="float" office:value="560">
            <text:p>560</text:p>
          </table:table-cell>
          <table:table-cell table:number-columns-repeated="16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460">
            <text:p>3460</text:p>
          </table:table-cell>
          <table:table-cell/>
          <table:table-cell office:value-type="float" office:value="3231">
            <text:p>3231</text:p>
          </table:table-cell>
          <table:table-cell office:value-type="float" office:value="488">
            <text:p>488</text:p>
          </table:table-cell>
          <table:table-cell table:number-columns-repeated="16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425">
            <text:p>3425</text:p>
          </table:table-cell>
          <table:table-cell/>
          <table:table-cell office:value-type="float" office:value="3774">
            <text:p>3774</text:p>
          </table:table-cell>
          <table:table-cell office:value-type="float" office:value="488">
            <text:p>488</text:p>
          </table:table-cell>
          <table:table-cell table:number-columns-repeated="16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4395">
            <text:p>4395</text:p>
          </table:table-cell>
          <table:table-cell/>
          <table:table-cell office:value-type="float" office:value="3690">
            <text:p>3690</text:p>
          </table:table-cell>
          <table:table-cell office:value-type="float" office:value="521">
            <text:p>521</text:p>
          </table:table-cell>
          <table:table-cell table:number-columns-repeated="16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3525">
            <text:p>3525</text:p>
          </table:table-cell>
          <table:table-cell/>
          <table:table-cell office:value-type="float" office:value="3787">
            <text:p>3787</text:p>
          </table:table-cell>
          <table:table-cell office:value-type="float" office:value="534">
            <text:p>534</text:p>
          </table:table-cell>
          <table:table-cell table:number-columns-repeated="16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640">
            <text:p>3640</text:p>
          </table:table-cell>
          <table:table-cell/>
          <table:table-cell office:value-type="float" office:value="3707">
            <text:p>3707</text:p>
          </table:table-cell>
          <table:table-cell office:value-type="float" office:value="477">
            <text:p>477</text:p>
          </table:table-cell>
          <table:table-cell table:number-columns-repeated="16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773">
            <text:p>3773</text:p>
          </table:table-cell>
          <table:table-cell/>
          <table:table-cell office:value-type="float" office:value="4018">
            <text:p>4018</text:p>
          </table:table-cell>
          <table:table-cell office:value-type="float" office:value="658">
            <text:p>658</text:p>
          </table:table-cell>
          <table:table-cell table:number-columns-repeated="1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998">
            <text:p>3998</text:p>
          </table:table-cell>
          <table:table-cell/>
          <table:table-cell office:value-type="float" office:value="3021">
            <text:p>3021</text:p>
          </table:table-cell>
          <table:table-cell office:value-type="float" office:value="470">
            <text:p>470</text:p>
          </table:table-cell>
          <table:table-cell table:number-columns-repeated="16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886">
            <text:p>3886</text:p>
          </table:table-cell>
          <table:table-cell/>
          <table:table-cell office:value-type="float" office:value="3504">
            <text:p>3504</text:p>
          </table:table-cell>
          <table:table-cell office:value-type="float" office:value="526">
            <text:p>526</text:p>
          </table:table-cell>
          <table:table-cell table:number-columns-repeated="16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649">
            <text:p>3649</text:p>
          </table:table-cell>
          <table:table-cell/>
          <table:table-cell office:value-type="float" office:value="3454">
            <text:p>3454</text:p>
          </table:table-cell>
          <table:table-cell office:value-type="float" office:value="527">
            <text:p>527</text:p>
          </table:table-cell>
          <table:table-cell table:number-columns-repeated="1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750">
            <text:p>3750</text:p>
          </table:table-cell>
          <table:table-cell/>
          <table:table-cell office:value-type="float" office:value="3861">
            <text:p>3861</text:p>
          </table:table-cell>
          <table:table-cell office:value-type="float" office:value="473">
            <text:p>473</text:p>
          </table:table-cell>
          <table:table-cell table:number-columns-repeated="1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4092">
            <text:p>4092</text:p>
          </table:table-cell>
          <table:table-cell/>
          <table:table-cell office:value-type="float" office:value="3761">
            <text:p>3761</text:p>
          </table:table-cell>
          <table:table-cell office:value-type="float" office:value="534">
            <text:p>534</text:p>
          </table:table-cell>
          <table:table-cell table:number-columns-repeated="16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4023">
            <text:p>4023</text:p>
          </table:table-cell>
          <table:table-cell/>
          <table:table-cell office:value-type="float" office:value="3265">
            <text:p>3265</text:p>
          </table:table-cell>
          <table:table-cell office:value-type="float" office:value="474">
            <text:p>474</text:p>
          </table:table-cell>
          <table:table-cell table:number-columns-repeated="16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163">
            <text:p>3163</text:p>
          </table:table-cell>
          <table:table-cell/>
          <table:table-cell office:value-type="float" office:value="4174">
            <text:p>4174</text:p>
          </table:table-cell>
          <table:table-cell office:value-type="float" office:value="481">
            <text:p>481</text:p>
          </table:table-cell>
          <table:table-cell table:number-columns-repeated="16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3649">
            <text:p>3649</text:p>
          </table:table-cell>
          <table:table-cell/>
          <table:table-cell office:value-type="float" office:value="3305">
            <text:p>3305</text:p>
          </table:table-cell>
          <table:table-cell office:value-type="float" office:value="475">
            <text:p>475</text:p>
          </table:table-cell>
          <table:table-cell table:number-columns-repeated="16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781">
            <text:p>3781</text:p>
          </table:table-cell>
          <table:table-cell/>
          <table:table-cell office:value-type="float" office:value="3810">
            <text:p>3810</text:p>
          </table:table-cell>
          <table:table-cell office:value-type="float" office:value="504">
            <text:p>504</text:p>
          </table:table-cell>
          <table:table-cell table:number-columns-repeated="16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577">
            <text:p>3577</text:p>
          </table:table-cell>
          <table:table-cell/>
          <table:table-cell office:value-type="float" office:value="3952">
            <text:p>3952</text:p>
          </table:table-cell>
          <table:table-cell office:value-type="float" office:value="478">
            <text:p>478</text:p>
          </table:table-cell>
          <table:table-cell table:number-columns-repeated="16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663">
            <text:p>3663</text:p>
          </table:table-cell>
          <table:table-cell/>
          <table:table-cell office:value-type="float" office:value="3599">
            <text:p>3599</text:p>
          </table:table-cell>
          <table:table-cell office:value-type="float" office:value="438">
            <text:p>438</text:p>
          </table:table-cell>
          <table:table-cell table:number-columns-repeated="16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3489">
            <text:p>3489</text:p>
          </table:table-cell>
          <table:table-cell/>
          <table:table-cell office:value-type="float" office:value="3271">
            <text:p>3271</text:p>
          </table:table-cell>
          <table:table-cell office:value-type="float" office:value="527">
            <text:p>527</text:p>
          </table:table-cell>
          <table:table-cell table:number-columns-repeated="16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276">
            <text:p>3276</text:p>
          </table:table-cell>
          <table:table-cell/>
          <table:table-cell office:value-type="float" office:value="3716">
            <text:p>3716</text:p>
          </table:table-cell>
          <table:table-cell office:value-type="float" office:value="481">
            <text:p>481</text:p>
          </table:table-cell>
          <table:table-cell table:number-columns-repeated="16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691">
            <text:p>3691</text:p>
          </table:table-cell>
          <table:table-cell/>
          <table:table-cell office:value-type="float" office:value="3293">
            <text:p>3293</text:p>
          </table:table-cell>
          <table:table-cell office:value-type="float" office:value="530">
            <text:p>530</text:p>
          </table:table-cell>
          <table:table-cell table:number-columns-repeated="16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4041">
            <text:p>4041</text:p>
          </table:table-cell>
          <table:table-cell/>
          <table:table-cell office:value-type="float" office:value="3544">
            <text:p>3544</text:p>
          </table:table-cell>
          <table:table-cell office:value-type="float" office:value="525">
            <text:p>525</text:p>
          </table:table-cell>
          <table:table-cell table:number-columns-repeated="1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783">
            <text:p>3783</text:p>
          </table:table-cell>
          <table:table-cell/>
          <table:table-cell office:value-type="float" office:value="3598">
            <text:p>3598</text:p>
          </table:table-cell>
          <table:table-cell office:value-type="float" office:value="522">
            <text:p>522</text:p>
          </table:table-cell>
          <table:table-cell table:number-columns-repeated="16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886">
            <text:p>3886</text:p>
          </table:table-cell>
          <table:table-cell/>
          <table:table-cell office:value-type="float" office:value="3213">
            <text:p>3213</text:p>
          </table:table-cell>
          <table:table-cell office:value-type="float" office:value="512">
            <text:p>512</text:p>
          </table:table-cell>
          <table:table-cell table:number-columns-repeated="16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865">
            <text:p>3865</text:p>
          </table:table-cell>
          <table:table-cell/>
          <table:table-cell office:value-type="float" office:value="3507">
            <text:p>3507</text:p>
          </table:table-cell>
          <table:table-cell office:value-type="float" office:value="575">
            <text:p>575</text:p>
          </table:table-cell>
          <table:table-cell table:number-columns-repeated="16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622">
            <text:p>3622</text:p>
          </table:table-cell>
          <table:table-cell/>
          <table:table-cell office:value-type="float" office:value="4047">
            <text:p>4047</text:p>
          </table:table-cell>
          <table:table-cell office:value-type="float" office:value="497">
            <text:p>497</text:p>
          </table:table-cell>
          <table:table-cell table:number-columns-repeated="16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4304">
            <text:p>4304</text:p>
          </table:table-cell>
          <table:table-cell/>
          <table:table-cell office:value-type="float" office:value="3833">
            <text:p>3833</text:p>
          </table:table-cell>
          <table:table-cell office:value-type="float" office:value="513">
            <text:p>513</text:p>
          </table:table-cell>
          <table:table-cell table:number-columns-repeated="16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679">
            <text:p>3679</text:p>
          </table:table-cell>
          <table:table-cell/>
          <table:table-cell office:value-type="float" office:value="3579">
            <text:p>3579</text:p>
          </table:table-cell>
          <table:table-cell office:value-type="float" office:value="493">
            <text:p>493</text:p>
          </table:table-cell>
          <table:table-cell table:number-columns-repeated="16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706">
            <text:p>3706</text:p>
          </table:table-cell>
          <table:table-cell/>
          <table:table-cell office:value-type="float" office:value="3581">
            <text:p>3581</text:p>
          </table:table-cell>
          <table:table-cell office:value-type="float" office:value="491">
            <text:p>491</text:p>
          </table:table-cell>
          <table:table-cell table:number-columns-repeated="16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840">
            <text:p>3840</text:p>
          </table:table-cell>
          <table:table-cell/>
          <table:table-cell office:value-type="float" office:value="3313">
            <text:p>3313</text:p>
          </table:table-cell>
          <table:table-cell office:value-type="float" office:value="471">
            <text:p>471</text:p>
          </table:table-cell>
          <table:table-cell table:number-columns-repeated="1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578">
            <text:p>3578</text:p>
          </table:table-cell>
          <table:table-cell/>
          <table:table-cell office:value-type="float" office:value="3683">
            <text:p>3683</text:p>
          </table:table-cell>
          <table:table-cell office:value-type="float" office:value="626">
            <text:p>626</text:p>
          </table:table-cell>
          <table:table-cell table:number-columns-repeated="16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837">
            <text:p>3837</text:p>
          </table:table-cell>
          <table:table-cell/>
          <table:table-cell office:value-type="float" office:value="2764">
            <text:p>2764</text:p>
          </table:table-cell>
          <table:table-cell office:value-type="float" office:value="498">
            <text:p>498</text:p>
          </table:table-cell>
          <table:table-cell table:number-columns-repeated="1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886">
            <text:p>3886</text:p>
          </table:table-cell>
          <table:table-cell/>
          <table:table-cell office:value-type="float" office:value="3378">
            <text:p>3378</text:p>
          </table:table-cell>
          <table:table-cell office:value-type="float" office:value="534">
            <text:p>534</text:p>
          </table:table-cell>
          <table:table-cell table:number-columns-repeated="16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918">
            <text:p>3918</text:p>
          </table:table-cell>
          <table:table-cell/>
          <table:table-cell office:value-type="float" office:value="3558">
            <text:p>3558</text:p>
          </table:table-cell>
          <table:table-cell office:value-type="float" office:value="497">
            <text:p>497</text:p>
          </table:table-cell>
          <table:table-cell table:number-columns-repeated="16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643">
            <text:p>3643</text:p>
          </table:table-cell>
          <table:table-cell/>
          <table:table-cell office:value-type="float" office:value="3261">
            <text:p>3261</text:p>
          </table:table-cell>
          <table:table-cell office:value-type="float" office:value="499">
            <text:p>499</text:p>
          </table:table-cell>
          <table:table-cell table:number-columns-repeated="16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463">
            <text:p>3463</text:p>
          </table:table-cell>
          <table:table-cell/>
          <table:table-cell office:value-type="float" office:value="3953">
            <text:p>3953</text:p>
          </table:table-cell>
          <table:table-cell office:value-type="float" office:value="578">
            <text:p>578</text:p>
          </table:table-cell>
          <table:table-cell table:number-columns-repeated="16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644">
            <text:p>3644</text:p>
          </table:table-cell>
          <table:table-cell/>
          <table:table-cell office:value-type="float" office:value="2920">
            <text:p>2920</text:p>
          </table:table-cell>
          <table:table-cell office:value-type="float" office:value="516">
            <text:p>516</text:p>
          </table:table-cell>
          <table:table-cell table:number-columns-repeated="16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859">
            <text:p>3859</text:p>
          </table:table-cell>
          <table:table-cell/>
          <table:table-cell office:value-type="float" office:value="3729">
            <text:p>3729</text:p>
          </table:table-cell>
          <table:table-cell office:value-type="float" office:value="503">
            <text:p>503</text:p>
          </table:table-cell>
          <table:table-cell table:number-columns-repeated="16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4158">
            <text:p>4158</text:p>
          </table:table-cell>
          <table:table-cell/>
          <table:table-cell office:value-type="float" office:value="3599">
            <text:p>3599</text:p>
          </table:table-cell>
          <table:table-cell office:value-type="float" office:value="494">
            <text:p>494</text:p>
          </table:table-cell>
          <table:table-cell table:number-columns-repeated="16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159">
            <text:p>3159</text:p>
          </table:table-cell>
          <table:table-cell/>
          <table:table-cell office:value-type="float" office:value="3474">
            <text:p>3474</text:p>
          </table:table-cell>
          <table:table-cell office:value-type="float" office:value="505">
            <text:p>505</text:p>
          </table:table-cell>
          <table:table-cell table:number-columns-repeated="16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669">
            <text:p>3669</text:p>
          </table:table-cell>
          <table:table-cell/>
          <table:table-cell office:value-type="float" office:value="3598">
            <text:p>3598</text:p>
          </table:table-cell>
          <table:table-cell office:value-type="float" office:value="557">
            <text:p>557</text:p>
          </table:table-cell>
          <table:table-cell table:number-columns-repeated="16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675">
            <text:p>3675</text:p>
          </table:table-cell>
          <table:table-cell/>
          <table:table-cell office:value-type="float" office:value="3075">
            <text:p>3075</text:p>
          </table:table-cell>
          <table:table-cell office:value-type="float" office:value="495">
            <text:p>495</text:p>
          </table:table-cell>
          <table:table-cell table:number-columns-repeated="16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786">
            <text:p>3786</text:p>
          </table:table-cell>
          <table:table-cell/>
          <table:table-cell office:value-type="float" office:value="4124">
            <text:p>4124</text:p>
          </table:table-cell>
          <table:table-cell office:value-type="float" office:value="605">
            <text:p>605</text:p>
          </table:table-cell>
          <table:table-cell table:number-columns-repeated="16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784">
            <text:p>3784</text:p>
          </table:table-cell>
          <table:table-cell/>
          <table:table-cell office:value-type="float" office:value="3129">
            <text:p>3129</text:p>
          </table:table-cell>
          <table:table-cell office:value-type="float" office:value="461">
            <text:p>461</text:p>
          </table:table-cell>
          <table:table-cell table:number-columns-repeated="16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3678">
            <text:p>3678</text:p>
          </table:table-cell>
          <table:table-cell/>
          <table:table-cell office:value-type="float" office:value="3763">
            <text:p>3763</text:p>
          </table:table-cell>
          <table:table-cell office:value-type="float" office:value="473">
            <text:p>473</text:p>
          </table:table-cell>
          <table:table-cell table:number-columns-repeated="16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3502">
            <text:p>3502</text:p>
          </table:table-cell>
          <table:table-cell/>
          <table:table-cell office:value-type="float" office:value="4162">
            <text:p>4162</text:p>
          </table:table-cell>
          <table:table-cell office:value-type="float" office:value="478">
            <text:p>478</text:p>
          </table:table-cell>
          <table:table-cell table:number-columns-repeated="16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120">
            <text:p>3120</text:p>
          </table:table-cell>
          <table:table-cell/>
          <table:table-cell office:value-type="float" office:value="3813">
            <text:p>3813</text:p>
          </table:table-cell>
          <table:table-cell office:value-type="float" office:value="491">
            <text:p>491</text:p>
          </table:table-cell>
          <table:table-cell table:number-columns-repeated="16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3896">
            <text:p>3896</text:p>
          </table:table-cell>
          <table:table-cell/>
          <table:table-cell office:value-type="float" office:value="4229">
            <text:p>4229</text:p>
          </table:table-cell>
          <table:table-cell office:value-type="float" office:value="482">
            <text:p>482</text:p>
          </table:table-cell>
          <table:table-cell table:number-columns-repeated="16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661">
            <text:p>3661</text:p>
          </table:table-cell>
          <table:table-cell/>
          <table:table-cell office:value-type="float" office:value="3478">
            <text:p>3478</text:p>
          </table:table-cell>
          <table:table-cell office:value-type="float" office:value="559">
            <text:p>559</text:p>
          </table:table-cell>
          <table:table-cell table:number-columns-repeated="16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3759">
            <text:p>3759</text:p>
          </table:table-cell>
          <table:table-cell/>
          <table:table-cell office:value-type="float" office:value="3706">
            <text:p>3706</text:p>
          </table:table-cell>
          <table:table-cell office:value-type="float" office:value="445">
            <text:p>445</text:p>
          </table:table-cell>
          <table:table-cell table:number-columns-repeated="16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189">
            <text:p>3189</text:p>
          </table:table-cell>
          <table:table-cell/>
          <table:table-cell office:value-type="float" office:value="3344">
            <text:p>3344</text:p>
          </table:table-cell>
          <table:table-cell office:value-type="float" office:value="523">
            <text:p>523</text:p>
          </table:table-cell>
          <table:table-cell table:number-columns-repeated="16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760">
            <text:p>3760</text:p>
          </table:table-cell>
          <table:table-cell/>
          <table:table-cell office:value-type="float" office:value="3351">
            <text:p>3351</text:p>
          </table:table-cell>
          <table:table-cell office:value-type="float" office:value="485">
            <text:p>485</text:p>
          </table:table-cell>
          <table:table-cell table:number-columns-repeated="16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3729">
            <text:p>3729</text:p>
          </table:table-cell>
          <table:table-cell/>
          <table:table-cell office:value-type="float" office:value="3431">
            <text:p>3431</text:p>
          </table:table-cell>
          <table:table-cell office:value-type="float" office:value="491">
            <text:p>491</text:p>
          </table:table-cell>
          <table:table-cell table:number-columns-repeated="16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090">
            <text:p>3090</text:p>
          </table:table-cell>
          <table:table-cell/>
          <table:table-cell office:value-type="float" office:value="3660">
            <text:p>3660</text:p>
          </table:table-cell>
          <table:table-cell office:value-type="float" office:value="496">
            <text:p>496</text:p>
          </table:table-cell>
          <table:table-cell table:number-columns-repeated="16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555">
            <text:p>3555</text:p>
          </table:table-cell>
          <table:table-cell/>
          <table:table-cell office:value-type="float" office:value="3231">
            <text:p>3231</text:p>
          </table:table-cell>
          <table:table-cell office:value-type="float" office:value="486">
            <text:p>486</text:p>
          </table:table-cell>
          <table:table-cell table:number-columns-repeated="16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578">
            <text:p>3578</text:p>
          </table:table-cell>
          <table:table-cell/>
          <table:table-cell office:value-type="float" office:value="3655">
            <text:p>3655</text:p>
          </table:table-cell>
          <table:table-cell office:value-type="float" office:value="551">
            <text:p>551</text:p>
          </table:table-cell>
          <table:table-cell table:number-columns-repeated="16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739">
            <text:p>3739</text:p>
          </table:table-cell>
          <table:table-cell/>
          <table:table-cell office:value-type="float" office:value="2849">
            <text:p>2849</text:p>
          </table:table-cell>
          <table:table-cell office:value-type="float" office:value="574">
            <text:p>574</text:p>
          </table:table-cell>
          <table:table-cell table:number-columns-repeated="16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632">
            <text:p>3632</text:p>
          </table:table-cell>
          <table:table-cell/>
          <table:table-cell office:value-type="float" office:value="3030">
            <text:p>3030</text:p>
          </table:table-cell>
          <table:table-cell office:value-type="float" office:value="536">
            <text:p>536</text:p>
          </table:table-cell>
          <table:table-cell table:number-columns-repeated="16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3791">
            <text:p>3791</text:p>
          </table:table-cell>
          <table:table-cell/>
          <table:table-cell office:value-type="float" office:value="3033">
            <text:p>3033</text:p>
          </table:table-cell>
          <table:table-cell office:value-type="float" office:value="521">
            <text:p>521</text:p>
          </table:table-cell>
          <table:table-cell table:number-columns-repeated="16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680">
            <text:p>3680</text:p>
          </table:table-cell>
          <table:table-cell/>
          <table:table-cell office:value-type="float" office:value="3746">
            <text:p>3746</text:p>
          </table:table-cell>
          <table:table-cell office:value-type="float" office:value="512">
            <text:p>512</text:p>
          </table:table-cell>
          <table:table-cell table:number-columns-repeated="16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692">
            <text:p>3692</text:p>
          </table:table-cell>
          <table:table-cell/>
          <table:table-cell office:value-type="float" office:value="4003">
            <text:p>4003</text:p>
          </table:table-cell>
          <table:table-cell office:value-type="float" office:value="440">
            <text:p>440</text:p>
          </table:table-cell>
          <table:table-cell table:number-columns-repeated="16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676">
            <text:p>3676</text:p>
          </table:table-cell>
          <table:table-cell/>
          <table:table-cell office:value-type="float" office:value="3690">
            <text:p>3690</text:p>
          </table:table-cell>
          <table:table-cell office:value-type="float" office:value="529">
            <text:p>529</text:p>
          </table:table-cell>
          <table:table-cell table:number-columns-repeated="16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3167">
            <text:p>3167</text:p>
          </table:table-cell>
          <table:table-cell/>
          <table:table-cell office:value-type="float" office:value="3685">
            <text:p>3685</text:p>
          </table:table-cell>
          <table:table-cell office:value-type="float" office:value="493">
            <text:p>493</text:p>
          </table:table-cell>
          <table:table-cell table:number-columns-repeated="1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093">
            <text:p>3093</text:p>
          </table:table-cell>
          <table:table-cell/>
          <table:table-cell office:value-type="float" office:value="3218">
            <text:p>3218</text:p>
          </table:table-cell>
          <table:table-cell office:value-type="float" office:value="579">
            <text:p>579</text:p>
          </table:table-cell>
          <table:table-cell table:number-columns-repeated="16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714">
            <text:p>3714</text:p>
          </table:table-cell>
          <table:table-cell/>
          <table:table-cell office:value-type="float" office:value="2854">
            <text:p>2854</text:p>
          </table:table-cell>
          <table:table-cell office:value-type="float" office:value="492">
            <text:p>492</text:p>
          </table:table-cell>
          <table:table-cell table:number-columns-repeated="16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3677">
            <text:p>3677</text:p>
          </table:table-cell>
          <table:table-cell/>
          <table:table-cell office:value-type="float" office:value="3803">
            <text:p>3803</text:p>
          </table:table-cell>
          <table:table-cell office:value-type="float" office:value="513">
            <text:p>513</text:p>
          </table:table-cell>
          <table:table-cell table:number-columns-repeated="16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044">
            <text:p>3044</text:p>
          </table:table-cell>
          <table:table-cell/>
          <table:table-cell office:value-type="float" office:value="4571">
            <text:p>4571</text:p>
          </table:table-cell>
          <table:table-cell office:value-type="float" office:value="511">
            <text:p>511</text:p>
          </table:table-cell>
          <table:table-cell table:number-columns-repeated="16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855">
            <text:p>3855</text:p>
          </table:table-cell>
          <table:table-cell/>
          <table:table-cell office:value-type="float" office:value="3692">
            <text:p>3692</text:p>
          </table:table-cell>
          <table:table-cell office:value-type="float" office:value="523">
            <text:p>523</text:p>
          </table:table-cell>
          <table:table-cell table:number-columns-repeated="16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3566">
            <text:p>3566</text:p>
          </table:table-cell>
          <table:table-cell/>
          <table:table-cell office:value-type="float" office:value="4008">
            <text:p>4008</text:p>
          </table:table-cell>
          <table:table-cell office:value-type="float" office:value="571">
            <text:p>571</text:p>
          </table:table-cell>
          <table:table-cell table:number-columns-repeated="16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3128">
            <text:p>3128</text:p>
          </table:table-cell>
          <table:table-cell/>
          <table:table-cell office:value-type="float" office:value="3500">
            <text:p>3500</text:p>
          </table:table-cell>
          <table:table-cell office:value-type="float" office:value="506">
            <text:p>506</text:p>
          </table:table-cell>
          <table:table-cell table:number-columns-repeated="16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3153">
            <text:p>3153</text:p>
          </table:table-cell>
          <table:table-cell/>
          <table:table-cell office:value-type="float" office:value="3241">
            <text:p>3241</text:p>
          </table:table-cell>
          <table:table-cell office:value-type="float" office:value="424">
            <text:p>424</text:p>
          </table:table-cell>
          <table:table-cell table:number-columns-repeated="16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147">
            <text:p>3147</text:p>
          </table:table-cell>
          <table:table-cell/>
          <table:table-cell office:value-type="float" office:value="3713">
            <text:p>3713</text:p>
          </table:table-cell>
          <table:table-cell office:value-type="float" office:value="508">
            <text:p>508</text:p>
          </table:table-cell>
          <table:table-cell table:number-columns-repeated="16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587">
            <text:p>3587</text:p>
          </table:table-cell>
          <table:table-cell/>
          <table:table-cell office:value-type="float" office:value="4049">
            <text:p>4049</text:p>
          </table:table-cell>
          <table:table-cell office:value-type="float" office:value="486">
            <text:p>486</text:p>
          </table:table-cell>
          <table:table-cell table:number-columns-repeated="16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789">
            <text:p>3789</text:p>
          </table:table-cell>
          <table:table-cell/>
          <table:table-cell office:value-type="float" office:value="3645">
            <text:p>3645</text:p>
          </table:table-cell>
          <table:table-cell office:value-type="float" office:value="494">
            <text:p>494</text:p>
          </table:table-cell>
          <table:table-cell table:number-columns-repeated="16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393">
            <text:p>3393</text:p>
          </table:table-cell>
          <table:table-cell/>
          <table:table-cell office:value-type="float" office:value="5186">
            <text:p>5186</text:p>
          </table:table-cell>
          <table:table-cell office:value-type="float" office:value="476">
            <text:p>476</text:p>
          </table:table-cell>
          <table:table-cell table:number-columns-repeated="16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681">
            <text:p>3681</text:p>
          </table:table-cell>
          <table:table-cell/>
          <table:table-cell office:value-type="float" office:value="7293">
            <text:p>7293</text:p>
          </table:table-cell>
          <table:table-cell office:value-type="float" office:value="507">
            <text:p>507</text:p>
          </table:table-cell>
          <table:table-cell table:number-columns-repeated="16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487">
            <text:p>3487</text:p>
          </table:table-cell>
          <table:table-cell/>
          <table:table-cell office:value-type="float" office:value="3330">
            <text:p>3330</text:p>
          </table:table-cell>
          <table:table-cell office:value-type="float" office:value="474">
            <text:p>474</text:p>
          </table:table-cell>
          <table:table-cell table:number-columns-repeated="16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3222">
            <text:p>3222</text:p>
          </table:table-cell>
          <table:table-cell/>
          <table:table-cell office:value-type="float" office:value="3392">
            <text:p>3392</text:p>
          </table:table-cell>
          <table:table-cell office:value-type="float" office:value="645">
            <text:p>645</text:p>
          </table:table-cell>
          <table:table-cell table:number-columns-repeated="16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223">
            <text:p>3223</text:p>
          </table:table-cell>
          <table:table-cell/>
          <table:table-cell office:value-type="float" office:value="2893">
            <text:p>2893</text:p>
          </table:table-cell>
          <table:table-cell office:value-type="float" office:value="543">
            <text:p>543</text:p>
          </table:table-cell>
          <table:table-cell table:number-columns-repeated="16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930">
            <text:p>3930</text:p>
          </table:table-cell>
          <table:table-cell/>
          <table:table-cell office:value-type="float" office:value="3403">
            <text:p>3403</text:p>
          </table:table-cell>
          <table:table-cell office:value-type="float" office:value="480">
            <text:p>480</text:p>
          </table:table-cell>
          <table:table-cell table:number-columns-repeated="16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3198">
            <text:p>3198</text:p>
          </table:table-cell>
          <table:table-cell/>
          <table:table-cell office:value-type="float" office:value="3934">
            <text:p>3934</text:p>
          </table:table-cell>
          <table:table-cell office:value-type="float" office:value="474">
            <text:p>474</text:p>
          </table:table-cell>
          <table:table-cell table:number-columns-repeated="16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143">
            <text:p>3143</text:p>
          </table:table-cell>
          <table:table-cell/>
          <table:table-cell office:value-type="float" office:value="3111">
            <text:p>3111</text:p>
          </table:table-cell>
          <table:table-cell office:value-type="float" office:value="482">
            <text:p>482</text:p>
          </table:table-cell>
          <table:table-cell table:number-columns-repeated="16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3518">
            <text:p>3518</text:p>
          </table:table-cell>
          <table:table-cell/>
          <table:table-cell office:value-type="float" office:value="3750">
            <text:p>3750</text:p>
          </table:table-cell>
          <table:table-cell office:value-type="float" office:value="572">
            <text:p>572</text:p>
          </table:table-cell>
          <table:table-cell table:number-columns-repeated="16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3434">
            <text:p>3434</text:p>
          </table:table-cell>
          <table:table-cell/>
          <table:table-cell office:value-type="float" office:value="4075">
            <text:p>4075</text:p>
          </table:table-cell>
          <table:table-cell office:value-type="float" office:value="441">
            <text:p>441</text:p>
          </table:table-cell>
          <table:table-cell table:number-columns-repeated="16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494">
            <text:p>3494</text:p>
          </table:table-cell>
          <table:table-cell/>
          <table:table-cell office:value-type="float" office:value="3657">
            <text:p>3657</text:p>
          </table:table-cell>
          <table:table-cell office:value-type="float" office:value="439">
            <text:p>439</text:p>
          </table:table-cell>
          <table:table-cell table:number-columns-repeated="16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341">
            <text:p>3341</text:p>
          </table:table-cell>
          <table:table-cell/>
          <table:table-cell office:value-type="float" office:value="3967">
            <text:p>3967</text:p>
          </table:table-cell>
          <table:table-cell office:value-type="float" office:value="491">
            <text:p>491</text:p>
          </table:table-cell>
          <table:table-cell table:number-columns-repeated="16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217">
            <text:p>3217</text:p>
          </table:table-cell>
          <table:table-cell/>
          <table:table-cell office:value-type="float" office:value="3840">
            <text:p>3840</text:p>
          </table:table-cell>
          <table:table-cell office:value-type="float" office:value="483">
            <text:p>483</text:p>
          </table:table-cell>
          <table:table-cell table:number-columns-repeated="16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3812">
            <text:p>3812</text:p>
          </table:table-cell>
          <table:table-cell/>
          <table:table-cell office:value-type="float" office:value="3823">
            <text:p>3823</text:p>
          </table:table-cell>
          <table:table-cell office:value-type="float" office:value="518">
            <text:p>518</text:p>
          </table:table-cell>
          <table:table-cell table:number-columns-repeated="16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065">
            <text:p>3065</text:p>
          </table:table-cell>
          <table:table-cell/>
          <table:table-cell office:value-type="float" office:value="3999">
            <text:p>3999</text:p>
          </table:table-cell>
          <table:table-cell office:value-type="float" office:value="572">
            <text:p>572</text:p>
          </table:table-cell>
          <table:table-cell table:number-columns-repeated="16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524">
            <text:p>3524</text:p>
          </table:table-cell>
          <table:table-cell/>
          <table:table-cell office:value-type="float" office:value="3784">
            <text:p>3784</text:p>
          </table:table-cell>
          <table:table-cell office:value-type="float" office:value="499">
            <text:p>499</text:p>
          </table:table-cell>
          <table:table-cell table:number-columns-repeated="16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666">
            <text:p>3666</text:p>
          </table:table-cell>
          <table:table-cell/>
          <table:table-cell office:value-type="float" office:value="3444">
            <text:p>3444</text:p>
          </table:table-cell>
          <table:table-cell office:value-type="float" office:value="483">
            <text:p>483</text:p>
          </table:table-cell>
          <table:table-cell table:number-columns-repeated="16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3857">
            <text:p>3857</text:p>
          </table:table-cell>
          <table:table-cell/>
          <table:table-cell office:value-type="float" office:value="3769">
            <text:p>3769</text:p>
          </table:table-cell>
          <table:table-cell office:value-type="float" office:value="558">
            <text:p>558</text:p>
          </table:table-cell>
          <table:table-cell table:number-columns-repeated="16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3540">
            <text:p>3540</text:p>
          </table:table-cell>
          <table:table-cell/>
          <table:table-cell office:value-type="float" office:value="3766">
            <text:p>3766</text:p>
          </table:table-cell>
          <table:table-cell office:value-type="float" office:value="532">
            <text:p>532</text:p>
          </table:table-cell>
          <table:table-cell table:number-columns-repeated="16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700">
            <text:p>3700</text:p>
          </table:table-cell>
          <table:table-cell/>
          <table:table-cell office:value-type="float" office:value="3619">
            <text:p>3619</text:p>
          </table:table-cell>
          <table:table-cell office:value-type="float" office:value="489">
            <text:p>489</text:p>
          </table:table-cell>
          <table:table-cell table:number-columns-repeated="16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3569">
            <text:p>3569</text:p>
          </table:table-cell>
          <table:table-cell/>
          <table:table-cell office:value-type="float" office:value="3373">
            <text:p>3373</text:p>
          </table:table-cell>
          <table:table-cell office:value-type="float" office:value="473">
            <text:p>47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769">
            <text:p>3769</text:p>
          </table:table-cell>
          <table:table-cell office:value-type="float" office:value="472">
            <text:p>47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444">
            <text:p>3444</text:p>
          </table:table-cell>
          <table:table-cell office:value-type="float" office:value="490">
            <text:p>49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145">
            <text:p>3145</text:p>
          </table:table-cell>
          <table:table-cell office:value-type="float" office:value="497">
            <text:p>49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81">
            <text:p>3581</text:p>
          </table:table-cell>
          <table:table-cell office:value-type="float" office:value="460">
            <text:p>46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743">
            <text:p>3743</text:p>
          </table:table-cell>
          <table:table-cell office:value-type="float" office:value="559">
            <text:p>559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282">
            <text:p>3282</text:p>
          </table:table-cell>
          <table:table-cell office:value-type="float" office:value="460">
            <text:p>46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606">
            <text:p>3606</text:p>
          </table:table-cell>
          <table:table-cell office:value-type="float" office:value="454">
            <text:p>45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02">
            <text:p>3502</text:p>
          </table:table-cell>
          <table:table-cell office:value-type="float" office:value="531">
            <text:p>53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47">
            <text:p>3547</text:p>
          </table:table-cell>
          <table:table-cell office:value-type="float" office:value="508">
            <text:p>50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459">
            <text:p>3459</text:p>
          </table:table-cell>
          <table:table-cell office:value-type="float" office:value="525">
            <text:p>52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33">
            <text:p>3533</text:p>
          </table:table-cell>
          <table:table-cell office:value-type="float" office:value="478">
            <text:p>47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54">
            <text:p>3554</text:p>
          </table:table-cell>
          <table:table-cell office:value-type="float" office:value="454">
            <text:p>45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608">
            <text:p>3608</text:p>
          </table:table-cell>
          <table:table-cell office:value-type="float" office:value="506">
            <text:p>506</text:p>
          </table:table-cell>
          <table:table-cell table:number-columns-repeated="1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4.02.2017</text:date>, <text:time>15:54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4:13:05.64</meta:creation-date>
    <dc:date>2017-02-04T15:54:26.17</dc:date>
    <meta:editing-duration>PT10M56S</meta:editing-duration>
    <meta:editing-cycles>1</meta:editing-cycles>
    <meta:document-statistic meta:table-count="3" meta:cell-count="1706" meta:object-count="4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spline-order="1" chart:spline-resolution="100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22cm" svg:height="9.173cm" xlink:href=".." xlink:type="simple" chart:class="chart:scatter" chart:style-name="ch1">
        <chart:legend svg:x="17.788cm" svg:y="4.174cm" style:legend-expansion="custom" chartooo:width="2.147cm" chartooo:height="0.624cm" style:legend-expansion-aspect-ratio="3.44070512820513" chart:style-name="ch2"/>
        <chart:plot-area chart:style-name="ch3" table:cell-range-address="Tabelle1.A1:Tabelle1.A420" svg:x="0.693cm" svg:y="0.864cm" svg:width="18.664cm" svg:height="7.701cm">
          <chartooo:coordinate-region svg:x="1.5cm" svg:y="1.077cm" svg:width="17.577cm" svg:height="6.8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1:Tabelle1.A420" chart:class="chart:scatter">
            <chart:data-point chart:repeated="4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">
                <text:p>432</text:p>
                <draw:g>
                  <svg:desc>Tabelle1.A1:Tabelle1.A4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3">
                <text:p>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237cm" svg:height="9.185cm" xlink:href=".." xlink:type="simple" chart:class="chart:scatter" chart:style-name="ch1">
        <chart:plot-area chart:style-name="ch2" table:cell-range-address="Tabelle1.B1:Tabelle1.B420" svg:x="0.854cm" svg:y="0.867cm" svg:width="18.575cm" svg:height="7.715cm">
          <chartooo:coordinate-region svg:x="1.846cm" svg:y="1.079cm" svg:width="17.303cm" svg:height="6.8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B1:Tabelle1.B420" chart:class="chart:scatter">
            <chart:data-point chart:repeated="4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9">
                <text:p>4639</text:p>
                <draw:g>
                  <svg:desc>Tabelle1.B1:Tabelle1.B4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43">
                <text:p>43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83">
                <text:p>43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86">
                <text:p>42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95">
                <text:p>43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69">
                <text:p>35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183cm" svg:height="9.004cm" xlink:href=".." xlink:type="simple" chart:class="chart:scatter" chart:style-name="ch1">
        <chart:plot-area chart:style-name="ch2" table:cell-range-address="Tabelle1.E1:Tabelle1.E433" svg:x="0.853cm" svg:y="0.855cm" svg:width="18.524cm" svg:height="7.549cm">
          <chartooo:coordinate-region svg:x="1.66cm" svg:y="1.067cm" svg:width="17.437cm" svg:height="6.66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E1:Tabelle1.E433" chart:class="chart:scatter">
            <chart:data-point chart:repeated="43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">
                <text:p>450</text:p>
                <draw:g>
                  <svg:desc>Tabelle1.E1:Tabelle1.E4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06">
                <text:p>5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163cm" svg:height="8.988cm" xlink:href=".." xlink:type="simple" chart:class="chart:scatter" chart:style-name="ch1">
        <chart:plot-area chart:style-name="ch2" table:cell-range-address="Tabelle1.D1:Tabelle1.D433" svg:x="0.853cm" svg:y="0.851cm" svg:width="18.504cm" svg:height="7.538cm">
          <chartooo:coordinate-region svg:x="1.845cm" svg:y="1.063cm" svg:width="17.232cm" svg:height="6.65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D1:Tabelle1.D433" chart:class="chart:scatter">
            <chart:data-point chart:repeated="43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66">
                <text:p>4166</text:p>
                <draw:g>
                  <svg:desc>Tabelle1.D1:Tabelle1.D4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08">
                <text:p>3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